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1.6729in" style:rel-column-width="2409*"/>
    </style:style>
    <style:style style:name="Table2.B" style:family="table-column">
      <style:table-column-properties style:column-width="1.9521in" style:rel-column-width="2811*"/>
    </style:style>
    <style:style style:name="Table2.C" style:family="table-column">
      <style:table-column-properties style:column-width="3.0681in" style:rel-column-width="441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officeooo:rsid="00303564" officeooo:paragraph-rsid="00303564"/>
    </style:style>
    <style:style style:name="P2" style:family="paragraph" style:parent-style-name="Table_20_Contents">
      <style:paragraph-properties fo:text-align="start" style:justify-single-word="false"/>
      <style:text-properties officeooo:rsid="00303564" officeooo:paragraph-rsid="004f4fce"/>
    </style:style>
    <style:style style:name="P3" style:family="paragraph" style:parent-style-name="Table_20_Contents">
      <style:paragraph-properties fo:text-align="start" style:justify-single-word="false"/>
      <style:text-properties officeooo:rsid="0031f8be" officeooo:paragraph-rsid="0031f8be"/>
    </style:style>
    <style:style style:name="P4" style:family="paragraph" style:parent-style-name="Table_20_Contents">
      <style:paragraph-properties fo:text-align="start" style:justify-single-word="false"/>
      <style:text-properties officeooo:rsid="00327985" officeooo:paragraph-rsid="00327985"/>
    </style:style>
    <style:style style:name="P5" style:family="paragraph" style:parent-style-name="Table_20_Contents">
      <style:paragraph-properties fo:text-align="start" style:justify-single-word="false"/>
      <style:text-properties officeooo:rsid="00514472" officeooo:paragraph-rsid="00514472"/>
    </style:style>
    <style:style style:name="P6" style:family="paragraph" style:parent-style-name="Table_20_Contents">
      <style:paragraph-properties fo:text-align="start" style:justify-single-word="false"/>
      <style:text-properties officeooo:rsid="00514472" officeooo:paragraph-rsid="0051a651"/>
    </style:style>
    <style:style style:name="P7" style:family="paragraph" style:parent-style-name="Table_20_Contents">
      <style:paragraph-properties fo:text-align="start" style:justify-single-word="false"/>
      <style:text-properties officeooo:rsid="0053c355" officeooo:paragraph-rsid="0053c355"/>
    </style:style>
    <style:style style:name="P8" style:family="paragraph" style:parent-style-name="Table_20_Contents">
      <style:paragraph-properties fo:text-align="start" style:justify-single-word="false"/>
      <style:text-properties officeooo:rsid="00548acc" officeooo:paragraph-rsid="00548acc"/>
    </style:style>
    <style:style style:name="P9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1d424c" officeooo:paragraph-rsid="001d424c" style:font-size-asian="12pt" style:font-weight-asian="normal" style:font-name-complex="Courier 10 Pitch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1d424c" officeooo:paragraph-rsid="00230b5e" style:font-size-asian="12pt" style:font-weight-asian="normal" style:font-name-complex="Courier 10 Pitch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1d424c" officeooo:paragraph-rsid="002877d6" style:font-size-asian="12pt" style:font-weight-asian="normal" style:font-name-complex="Courier 10 Pitch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1d424c" officeooo:paragraph-rsid="0036a81e" style:font-size-asian="12pt" style:font-weight-asian="normal" style:font-name-complex="Courier 10 Pitch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1d424c" officeooo:paragraph-rsid="004574c4" style:font-size-asian="12pt" style:font-weight-asian="normal" style:font-name-complex="Courier 10 Pitch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1d424c" officeooo:paragraph-rsid="004644b0" style:font-size-asian="12pt" style:font-weight-asian="normal" style:font-name-complex="Courier 10 Pitch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1d424c" officeooo:paragraph-rsid="0047fd32" style:font-size-asian="12pt" style:font-weight-asian="normal" style:font-name-complex="Courier 10 Pitch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1eece8" officeooo:paragraph-rsid="001eece8" style:font-size-asian="12pt" style:font-weight-asian="normal" style:font-name-complex="Courier 10 Pitch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1eece8" officeooo:paragraph-rsid="0021b270" style:font-size-asian="12pt" style:font-weight-asian="normal" style:font-name-complex="Courier 10 Pitch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2095c7" officeooo:paragraph-rsid="002095c7" style:font-size-asian="12pt" style:font-weight-asian="normal" style:font-name-complex="Courier 10 Pitch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2095c7" officeooo:paragraph-rsid="0021b270" style:font-size-asian="12pt" style:font-weight-asian="normal" style:font-name-complex="Courier 10 Pitch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230b5e" officeooo:paragraph-rsid="00230b5e" style:font-size-asian="12pt" style:font-weight-asian="normal" style:font-name-complex="Courier 10 Pitch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230b5e" officeooo:paragraph-rsid="00246b9c" style:font-size-asian="12pt" style:font-weight-asian="normal" style:font-name-complex="Courier 10 Pitch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230b5e" officeooo:paragraph-rsid="002549eb" style:font-size-asian="12pt" style:font-weight-asian="normal" style:font-name-complex="Courier 10 Pitch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230b5e" officeooo:paragraph-rsid="002877d6" style:font-size-asian="12pt" style:font-weight-asian="normal" style:font-name-complex="Courier 10 Pitch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230b5e" officeooo:paragraph-rsid="002a7fe7" style:font-size-asian="12pt" style:font-weight-asian="normal" style:font-name-complex="Courier 10 Pitch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230b5e" officeooo:paragraph-rsid="00383c1c" style:font-size-asian="12pt" style:font-weight-asian="normal" style:font-name-complex="Courier 10 Pitch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230b5e" officeooo:paragraph-rsid="004574c4" style:font-size-asian="12pt" style:font-weight-asian="normal" style:font-name-complex="Courier 10 Pitch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230b5e" officeooo:paragraph-rsid="004644b0" style:font-size-asian="12pt" style:font-weight-asian="normal" style:font-name-complex="Courier 10 Pitch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230b5e" officeooo:paragraph-rsid="0047d9ff" style:font-size-asian="12pt" style:font-weight-asian="normal" style:font-name-complex="Courier 10 Pitch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230b5e" officeooo:paragraph-rsid="0047fd32" style:font-size-asian="12pt" style:font-weight-asian="normal" style:font-name-complex="Courier 10 Pitch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230b5e" officeooo:paragraph-rsid="0049f92f" style:font-size-asian="12pt" style:font-weight-asian="normal" style:font-name-complex="Courier 10 Pitch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230b5e" officeooo:paragraph-rsid="004beebe" style:font-size-asian="12pt" style:font-weight-asian="normal" style:font-name-complex="Courier 10 Pitch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230b5e" officeooo:paragraph-rsid="004ebb72" style:font-size-asian="12pt" style:font-weight-asian="normal" style:font-name-complex="Courier 10 Pitch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246b9c" officeooo:paragraph-rsid="00246b9c" style:font-size-asian="12pt" style:font-weight-asian="normal" style:font-name-complex="Courier 10 Pitch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246b9c" officeooo:paragraph-rsid="002a7fe7" style:font-size-asian="12pt" style:font-weight-asian="normal" style:font-name-complex="Courier 10 Pitch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246b9c" officeooo:paragraph-rsid="0036a81e" style:font-size-asian="12pt" style:font-weight-asian="normal" style:font-name-complex="Courier 10 Pitch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246b9c" officeooo:paragraph-rsid="004ebb72" style:font-size-asian="12pt" style:font-weight-asian="normal" style:font-name-complex="Courier 10 Pitch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2549eb" officeooo:paragraph-rsid="002549eb" style:font-size-asian="12pt" style:font-weight-asian="normal" style:font-name-complex="Courier 10 Pitch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303564" officeooo:paragraph-rsid="002a7fe7" style:font-size-asian="12pt" style:font-weight-asian="normal" style:font-name-complex="Courier 10 Pitch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303564" officeooo:paragraph-rsid="00303564" style:font-size-asian="12pt" style:font-weight-asian="normal" style:font-name-complex="Courier 10 Pitch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303564" officeooo:paragraph-rsid="00327985" style:font-size-asian="12pt" style:font-weight-asian="normal" style:font-name-complex="Courier 10 Pitch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303564" officeooo:paragraph-rsid="004f4fce" style:font-size-asian="12pt" style:font-weight-asian="normal" style:font-name-complex="Courier 10 Pitch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327985" officeooo:paragraph-rsid="00327985" style:font-size-asian="12pt" style:font-weight-asian="normal" style:font-name-complex="Courier 10 Pitch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327985" officeooo:paragraph-rsid="004f4fce" style:font-size-asian="12pt" style:font-weight-asian="normal" style:font-name-complex="Courier 10 Pitch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35300e" officeooo:paragraph-rsid="0035300e" style:font-size-asian="12pt" style:font-weight-asian="normal" style:font-name-complex="Courier 10 Pitch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36a81e" officeooo:paragraph-rsid="0036a81e" style:font-size-asian="12pt" style:font-weight-asian="normal" style:font-name-complex="Courier 10 Pitch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371401" officeooo:paragraph-rsid="00371401" style:font-size-asian="12pt" style:font-weight-asian="normal" style:font-name-complex="Courier 10 Pitch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371401" officeooo:paragraph-rsid="00383c1c" style:font-size-asian="12pt" style:font-weight-asian="normal" style:font-name-complex="Courier 10 Pitch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390a71" officeooo:paragraph-rsid="00390a71" style:font-size-asian="12pt" style:font-weight-asian="normal" style:font-name-complex="Courier 10 Pitch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3a9776" officeooo:paragraph-rsid="003a9776" style:font-size-asian="12pt" style:font-weight-asian="normal" style:font-name-complex="Courier 10 Pitch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49f92f" officeooo:paragraph-rsid="0049f92f" style:font-size-asian="12pt" style:font-weight-asian="normal" style:font-name-complex="Courier 10 Pitch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49f92f" officeooo:paragraph-rsid="004beebe" style:font-size-asian="12pt" style:font-weight-asian="normal" style:font-name-complex="Courier 10 Pitch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514472" officeooo:paragraph-rsid="00514472" style:font-size-asian="12pt" style:font-weight-asian="normal" style:font-name-complex="Courier 10 Pitch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562f4d" officeooo:paragraph-rsid="00562f4d" style:font-size-asian="12pt" style:font-weight-asian="normal" style:font-name-complex="Courier 10 Pitch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563e01" officeooo:paragraph-rsid="00563e01" style:font-size-asian="12pt" style:font-weight-asian="normal" style:font-name-complex="Courier 10 Pitch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563e01" officeooo:paragraph-rsid="0057701d" style:font-size-asian="12pt" style:font-weight-asian="normal" style:font-name-complex="Courier 10 Pitch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563e01" officeooo:paragraph-rsid="0059ebd8" style:font-size-asian="12pt" style:font-weight-asian="normal" style:font-name-complex="Courier 10 Pitch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57701d" officeooo:paragraph-rsid="0057701d" style:font-size-asian="12pt" style:font-weight-asian="normal" style:font-name-complex="Courier 10 Pitch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57701d" officeooo:paragraph-rsid="0059ebd8" style:font-size-asian="12pt" style:font-weight-asian="normal" style:font-name-complex="Courier 10 Pitch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58d0a4" officeooo:paragraph-rsid="0058d0a4" style:font-size-asian="12pt" style:font-weight-asian="normal" style:font-name-complex="Courier 10 Pitch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58d0a4" officeooo:paragraph-rsid="0059ebd8" style:font-size-asian="12pt" style:font-weight-asian="normal" style:font-name-complex="Courier 10 Pitch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Courier 10 Pitch" fo:font-size="12pt" fo:font-weight="bold" officeooo:rsid="0040176a" officeooo:paragraph-rsid="0040176a" style:font-size-asian="12pt" style:font-weight-asian="bold" style:font-name-complex="Courier 10 Pitch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Courier 10 Pitch" fo:font-size="12pt" fo:font-weight="bold" officeooo:rsid="0040176a" officeooo:paragraph-rsid="00441776" style:font-size-asian="12pt" style:font-weight-asian="bold" style:font-name-complex="Courier 10 Pitch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Courier 10 Pitch" fo:font-size="12pt" fo:font-weight="bold" officeooo:rsid="001d424c" officeooo:paragraph-rsid="0036a81e" style:font-size-asian="12pt" style:font-weight-asian="bold" style:font-name-complex="Courier 10 Pitch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Courier 10 Pitch" fo:font-size="12pt" fo:font-weight="bold" officeooo:rsid="001d424c" officeooo:paragraph-rsid="00441776" style:font-size-asian="12pt" style:font-weight-asian="bold" style:font-name-complex="Courier 10 Pitch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Courier 10 Pitch" fo:font-size="12pt" fo:font-weight="bold" officeooo:rsid="00441776" officeooo:paragraph-rsid="00441776" style:font-size-asian="12pt" style:font-weight-asian="bold" style:font-name-complex="Courier 10 Pitch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Courier 10 Pitch" fo:font-size="10pt" fo:font-weight="normal" officeooo:rsid="002095c7" officeooo:paragraph-rsid="002095c7" style:font-size-asian="10pt" style:font-weight-asian="normal" style:font-name-complex="Courier 10 Pitch" style:font-size-complex="10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Courier 10 Pitch" fo:font-size="10pt" fo:font-weight="normal" officeooo:rsid="00230b5e" officeooo:paragraph-rsid="00230b5e" style:font-size-asian="10pt" style:font-weight-asian="normal" style:font-name-complex="Courier 10 Pitch" style:font-size-complex="10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Courier 10 Pitch" fo:font-size="10pt" fo:font-weight="normal" officeooo:rsid="002549eb" officeooo:paragraph-rsid="002549eb" style:font-size-asian="10pt" style:font-weight-asian="normal" style:font-name-complex="Courier 10 Pitch" style:font-size-complex="10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Courier 10 Pitch" fo:font-size="10pt" fo:font-weight="normal" officeooo:rsid="002877d6" officeooo:paragraph-rsid="002877d6" style:font-size-asian="10pt" style:font-weight-asian="normal" style:font-name-complex="Courier 10 Pitch" style:font-size-complex="10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Courier 10 Pitch" fo:font-size="10pt" fo:font-weight="normal" officeooo:rsid="002e8838" officeooo:paragraph-rsid="002e8838" style:font-size-asian="10pt" style:font-weight-asian="normal" style:font-name-complex="Courier 10 Pitch" style:font-size-complex="10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Courier 10 Pitch" fo:font-size="10pt" fo:font-weight="normal" officeooo:rsid="00390a71" officeooo:paragraph-rsid="00390a71" style:font-size-asian="10pt" style:font-weight-asian="normal" style:font-name-complex="Courier 10 Pitch" style:font-size-complex="10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Courier 10 Pitch" fo:font-size="10pt" fo:font-weight="normal" officeooo:rsid="003be4f7" officeooo:paragraph-rsid="003be4f7" style:font-size-asian="10pt" style:font-weight-asian="normal" style:font-name-complex="Courier 10 Pitch" style:font-size-complex="10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Courier 10 Pitch" fo:font-size="10pt" fo:font-weight="normal" officeooo:rsid="003ed8f2" officeooo:paragraph-rsid="003ed8f2" style:font-size-asian="10pt" style:font-weight-asian="normal" style:font-name-complex="Courier 10 Pitch" style:font-size-complex="10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Courier 10 Pitch" fo:font-size="10pt" fo:font-weight="normal" officeooo:rsid="0040176a" officeooo:paragraph-rsid="0040176a" style:font-size-asian="10pt" style:font-weight-asian="normal" style:font-name-complex="Courier 10 Pitch" style:font-size-complex="10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Courier 10 Pitch" fo:font-size="10pt" fo:font-weight="normal" officeooo:rsid="0040176a" officeooo:paragraph-rsid="0041e21d" style:font-size-asian="10pt" style:font-weight-asian="normal" style:font-name-complex="Courier 10 Pitch" style:font-size-complex="10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Courier 10 Pitch" fo:font-size="10pt" fo:font-weight="normal" officeooo:rsid="00441776" officeooo:paragraph-rsid="00441776" style:font-size-asian="10pt" style:font-weight-asian="normal" style:font-name-complex="Courier 10 Pitch" style:font-size-complex="10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Courier 10 Pitch" fo:font-size="10pt" fo:font-weight="normal" officeooo:rsid="004574c4" officeooo:paragraph-rsid="004574c4" style:font-size-asian="10pt" style:font-weight-asian="normal" style:font-name-complex="Courier 10 Pitch" style:font-size-complex="10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Courier 10 Pitch" fo:font-size="10pt" fo:font-weight="normal" officeooo:rsid="004644b0" officeooo:paragraph-rsid="004644b0" style:font-size-asian="10pt" style:font-weight-asian="normal" style:font-name-complex="Courier 10 Pitch" style:font-size-complex="10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Courier 10 Pitch" fo:font-size="10pt" fo:font-weight="normal" officeooo:rsid="0049f92f" officeooo:paragraph-rsid="0049f92f" style:font-size-asian="10pt" style:font-weight-asian="normal" style:font-name-complex="Courier 10 Pitch" style:font-size-complex="10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Courier 10 Pitch" fo:font-size="10pt" fo:font-weight="normal" officeooo:rsid="004beebe" officeooo:paragraph-rsid="004beebe" style:font-size-asian="10pt" style:font-weight-asian="normal" style:font-name-complex="Courier 10 Pitch" style:font-size-complex="10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Courier 10 Pitch" fo:font-size="10pt" fo:font-weight="normal" officeooo:rsid="004ebb72" officeooo:paragraph-rsid="004ebb72" style:font-size-asian="10pt" style:font-weight-asian="normal" style:font-name-complex="Courier 10 Pitch" style:font-size-complex="10pt" style:font-weight-complex="normal"/>
    </style:style>
    <style:style style:name="P82" style:family="paragraph" style:parent-style-name="Standard">
      <style:paragraph-properties fo:text-align="center" style:justify-single-word="false"/>
      <style:text-properties style:font-name="Courier 10 Pitch" fo:font-size="14pt" fo:font-weight="bold" officeooo:rsid="001d424c" officeooo:paragraph-rsid="00230b5e" style:font-size-asian="14pt" style:font-weight-asian="bold" style:font-name-complex="Courier 10 Pitch" style:font-size-complex="14pt" style:font-weight-complex="bold"/>
    </style:style>
    <style:style style:name="P83" style:family="paragraph" style:parent-style-name="Standard">
      <style:paragraph-properties fo:text-align="center" style:justify-single-word="false"/>
      <style:text-properties style:font-name="Courier 10 Pitch" fo:font-size="14pt" fo:font-weight="bold" officeooo:rsid="001d424c" officeooo:paragraph-rsid="0036a81e" style:font-size-asian="14pt" style:font-weight-asian="bold" style:font-name-complex="Courier 10 Pitch" style:font-size-complex="14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Courier 10 Pitch" fo:font-size="9pt" fo:font-weight="normal" officeooo:rsid="002a7fe7" officeooo:paragraph-rsid="002a7fe7" style:font-size-asian="9pt" style:font-weight-asian="normal" style:font-name-complex="Courier 10 Pitch" style:font-size-complex="9pt" style:font-weight-complex="normal"/>
    </style:style>
    <style:style style:name="P85" style:family="paragraph" style:parent-style-name="Standard" style:master-page-name="Standard">
      <style:paragraph-properties fo:text-align="center" style:justify-single-word="false" style:page-number="auto"/>
      <style:text-properties style:font-name="Courier 10 Pitch" fo:font-size="14pt" fo:font-weight="bold" officeooo:rsid="001d424c" officeooo:paragraph-rsid="001d424c" style:font-size-asian="14pt" style:font-weight-asian="bold" style:font-name-complex="Courier 10 Pitch" style:font-size-complex="14pt" style:font-weight-complex="bold"/>
    </style:style>
    <style:style style:name="T1" style:family="text">
      <style:text-properties officeooo:rsid="0021b270"/>
    </style:style>
    <style:style style:name="T2" style:family="text">
      <style:text-properties officeooo:rsid="00230b5e"/>
    </style:style>
    <style:style style:name="T3" style:family="text">
      <style:text-properties officeooo:rsid="00246b9c"/>
    </style:style>
    <style:style style:name="T4" style:family="text">
      <style:text-properties officeooo:rsid="002549eb"/>
    </style:style>
    <style:style style:name="T5" style:family="text">
      <style:text-properties officeooo:rsid="0025bd23"/>
    </style:style>
    <style:style style:name="T6" style:family="text">
      <style:text-properties officeooo:rsid="0029a43b"/>
    </style:style>
    <style:style style:name="T7" style:family="text">
      <style:text-properties officeooo:rsid="002a7fe7"/>
    </style:style>
    <style:style style:name="T8" style:family="text">
      <style:text-properties officeooo:rsid="002b36ba"/>
    </style:style>
    <style:style style:name="T9" style:family="text">
      <style:text-properties officeooo:rsid="002dc06e"/>
    </style:style>
    <style:style style:name="T10" style:family="text">
      <style:text-properties officeooo:rsid="0036a81e"/>
    </style:style>
    <style:style style:name="T11" style:family="text">
      <style:text-properties officeooo:rsid="00383c1c"/>
    </style:style>
    <style:style style:name="T12" style:family="text">
      <style:text-properties officeooo:rsid="003be4f7"/>
    </style:style>
    <style:style style:name="T13" style:family="text">
      <style:text-properties fo:font-size="10pt" officeooo:rsid="003be4f7" style:font-size-asian="10pt" style:font-size-complex="10pt"/>
    </style:style>
    <style:style style:name="T14" style:family="text">
      <style:text-properties fo:font-size="10pt" officeooo:rsid="003d1984" style:font-size-asian="10pt" style:font-size-complex="10pt"/>
    </style:style>
    <style:style style:name="T15" style:family="text">
      <style:text-properties fo:font-size="10pt" officeooo:rsid="004644b0" style:font-size-asian="10pt" style:font-size-complex="10pt"/>
    </style:style>
    <style:style style:name="T16" style:family="text">
      <style:text-properties fo:font-size="10pt" officeooo:rsid="0047d9ff" style:font-size-asian="10pt" style:font-size-complex="10pt"/>
    </style:style>
    <style:style style:name="T17" style:family="text">
      <style:text-properties officeooo:rsid="00441776"/>
    </style:style>
    <style:style style:name="T18" style:family="text">
      <style:text-properties officeooo:rsid="004574c4"/>
    </style:style>
    <style:style style:name="T19" style:family="text">
      <style:text-properties officeooo:rsid="004644b0"/>
    </style:style>
    <style:style style:name="T20" style:family="text">
      <style:text-properties officeooo:rsid="0046d358"/>
    </style:style>
    <style:style style:name="T21" style:family="text">
      <style:text-properties officeooo:rsid="0047fd32"/>
    </style:style>
    <style:style style:name="T22" style:family="text">
      <style:text-properties officeooo:rsid="0049f92f"/>
    </style:style>
    <style:style style:name="T23" style:family="text">
      <style:text-properties officeooo:rsid="004beebe"/>
    </style:style>
    <style:style style:name="T24" style:family="text">
      <style:text-properties officeooo:rsid="004de23c"/>
    </style:style>
    <style:style style:name="T25" style:family="text">
      <style:text-properties officeooo:rsid="004ebb72"/>
    </style:style>
    <style:style style:name="T26" style:family="text">
      <style:text-properties officeooo:rsid="00514472"/>
    </style:style>
    <style:style style:name="T27" style:family="text">
      <style:text-properties officeooo:rsid="005300e2"/>
    </style:style>
    <style:style style:name="T28" style:family="text">
      <style:text-properties officeooo:rsid="0057701d"/>
    </style:style>
    <style:style style:name="T29" style:family="text">
      <style:text-properties officeooo:rsid="0059eb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Пакет: инструменты</text:p>
      <text:p text:style-name="P9">Содержание компонентов:</text:p>
      <text:p text:style-name="P9">1) Журнал.</text:p>
      <text:p text:style-name="P9">2) Таймер.</text:p>
      <text:p text:style-name="P9">3) Генератор случайных значений.</text:p>
      <text:p text:style-name="P9"/>
      <text:p text:style-name="P16">1) Журнал.</text:p>
      <text:p text:style-name="P16">Цель: Вывод и обработка временных замеров. </text:p>
      <text:p text:style-name="P16">Как: Сохранять в два (первичный и вторичный) огромных статических массива длинные целые числа.</text:p>
      <text:p text:style-name="P16"/>
      <text:p text:style-name="P18">Проверка: <text:span text:style-name="T1">Вывод в консоль + файл, тестовых значений.</text:span></text:p>
      <text:p text:style-name="P18">Код:</text:p>
      <text:p text:style-name="P66">unsigned long primaryIndex;</text:p>
      <text:p text:style-name="P66">unsigned long secondaryIndex;</text:p>
      <text:p text:style-name="P66"/>
      <text:p text:style-name="P66">unsigned long primaryMeasuring[LOGGER_SIZE];</text:p>
      <text:p text:style-name="P66">unsigned long secondaryMeasuring[LOGGER_SIZE];</text:p>
      <text:p text:style-name="P66"/>
      <text:p text:style-name="P66">void reset() {</text:p>
      <text:p text:style-name="P66"><text:tab/>primaryIndex = 0;</text:p>
      <text:p text:style-name="P66"><text:tab/>secondaryIndex = 0;</text:p>
      <text:p text:style-name="P66">}</text:p>
      <text:p text:style-name="P66"/>
      <text:p text:style-name="P66">void logPrimary(unsigned long time) {</text:p>
      <text:p text:style-name="P66"><text:tab/>if (LOGGER_SIZE &lt; primaryIndex) { printf("%s", "Primary logger is out of range!\n"); return; }</text:p>
      <text:p text:style-name="P66"/>
      <text:p text:style-name="P66"><text:tab/>primaryMeasuring[primaryIndex++] = time;</text:p>
      <text:p text:style-name="P66">}</text:p>
      <text:p text:style-name="P66"/>
      <text:p text:style-name="P66">void logSecondary(unsigned long time) {</text:p>
      <text:p text:style-name="P66"><text:tab/>if (LOGGER_SIZE &lt; secondaryIndex) { printf("%s", "Secondary logger is out of range!\n"); return; }</text:p>
      <text:p text:style-name="P66"/>
      <text:p text:style-name="P66"><text:tab/>secondaryMeasuring[secondaryIndex++] = time;</text:p>
      <text:p text:style-name="P66">}</text:p>
      <text:p text:style-name="P66"/>
      <text:p text:style-name="P66">void printArray(unsigned long* array, long length) {</text:p>
      <text:p text:style-name="P66"><text:tab/>long index = 0;</text:p>
      <text:p text:style-name="P66"/>
      <text:p text:style-name="P66"><text:tab/>for (; index &lt; length; index++) { printf("%lu ", array[index]); }</text:p>
      <text:p text:style-name="P66">}</text:p>
      <text:p text:style-name="P66"/>
      <text:p text:style-name="P66">unsigned long sum(unsigned long* array, long length) {</text:p>
      <text:p text:style-name="P66"><text:tab/>unsigned long result = 0;</text:p>
      <text:p text:style-name="P66"><text:tab/>long index = 0;</text:p>
      <text:p text:style-name="P66"/>
      <text:p text:style-name="P66"><text:tab/>for (; index &lt; length; index++)</text:p>
      <text:p text:style-name="P66"><text:tab/>{ result += array[index]; }</text:p>
      <text:p text:style-name="P66"/>
      <text:p text:style-name="P66"><text:tab/>return result;</text:p>
      <text:p text:style-name="P66">}</text:p>
      <text:p text:style-name="P66"/>
      <text:p text:style-name="P66">unsigned long min(unsigned long* array, long length) {</text:p>
      <text:p text:style-name="P66"><text:tab/>unsigned long result = array[0];</text:p>
      <text:p text:style-name="P66"><text:tab/>long index = 0;</text:p>
      <text:p text:style-name="P66"><text:soft-page-break/></text:p>
      <text:p text:style-name="P66"><text:tab/>for (; index &lt; length; index++)</text:p>
      <text:p text:style-name="P66"><text:tab/><text:tab/>if (array[index] &lt; result)</text:p>
      <text:p text:style-name="P66"><text:tab/><text:tab/>{ result = array[index]; }</text:p>
      <text:p text:style-name="P66"/>
      <text:p text:style-name="P66"><text:tab/>return result;</text:p>
      <text:p text:style-name="P66">}</text:p>
      <text:p text:style-name="P66"/>
      <text:p text:style-name="P66">unsigned long max(unsigned long* array,</text:p>
      <text:p text:style-name="P66"><text:tab/><text:tab/><text:tab/><text:tab/> <text:s/>long length) {</text:p>
      <text:p text:style-name="P66"><text:tab/>unsigned long result = array[0];</text:p>
      <text:p text:style-name="P66"><text:tab/>long index = 0;</text:p>
      <text:p text:style-name="P66"/>
      <text:p text:style-name="P66"><text:tab/>for (; index &lt; length; index++)</text:p>
      <text:p text:style-name="P66"><text:tab/><text:tab/>if (result &lt; array[index])</text:p>
      <text:p text:style-name="P66"><text:tab/><text:tab/>{ result = array[index]; }</text:p>
      <text:p text:style-name="P66"/>
      <text:p text:style-name="P66"><text:tab/>return result;</text:p>
      <text:p text:style-name="P66">}</text:p>
      <text:p text:style-name="P66"/>
      <text:p text:style-name="P66">void fileLoggerOutput(char* name, unsigned long* array, unsigned long length, char* measuringName,</text:p>
      <text:p text:style-name="P66"><text:tab/><text:tab/><text:tab/><text:tab/><text:tab/> <text:s/>unsigned long maxValue, unsigned long averageValue, unsigned long minValue) {</text:p>
      <text:p text:style-name="P66"><text:tab/>FILE* file;</text:p>
      <text:p text:style-name="P66">#define fileNameLength 80</text:p>
      <text:p text:style-name="P66"><text:tab/>char fileName[fileNameLength];</text:p>
      <text:p text:style-name="P66"><text:tab/>sprintf(fileName, "%s [%s] (%lu, %lu, %lu) %lu.txt", name, measuringName, minValue, averageValue,</text:p>
      <text:p text:style-name="P66"><text:tab/><text:tab/><text:tab/>maxValue, length);</text:p>
      <text:p text:style-name="P66"><text:tab/>file = fopen(fileName, "wb");</text:p>
      <text:p text:style-name="P66"/>
      <text:p text:style-name="P66"><text:tab/>if (NULL == file) {</text:p>
      <text:p text:style-name="P66"><text:tab/><text:tab/>printf("%s:%s\n", "Can't create file ", fileName);</text:p>
      <text:p text:style-name="P66"><text:tab/><text:tab/>return;</text:p>
      <text:p text:style-name="P66"><text:tab/>}</text:p>
      <text:p text:style-name="P66"/>
      <text:p text:style-name="P66"><text:tab/>int index = 0;</text:p>
      <text:p text:style-name="P66"/>
      <text:p text:style-name="P66"><text:tab/>for (; index &lt; length; index++) {fprintf(file, "%lu ", array[index]); }</text:p>
      <text:p text:style-name="P66"/>
      <text:p text:style-name="P66"><text:tab/>fclose(file);</text:p>
      <text:p text:style-name="P66">}</text:p>
      <text:p text:style-name="P66"/>
      <text:p text:style-name="P66">void (*showMeasure)(char* name, unsigned long* array,<text:tab/>unsigned long length, char* measuringName,</text:p>
      <text:p text:style-name="P66"><text:tab/><text:tab/><text:tab/><text:tab/><text:tab/>unsigned long maxValue, unsigned long averageValue, unsigned long minValue) = &amp;fileLoggerOutput;</text:p>
      <text:p text:style-name="P66"/>
      <text:p text:style-name="P66"/>
      <text:p text:style-name="P66">void show(char* name) {</text:p>
      <text:p text:style-name="P66">#define calcAndShow(name, array, length, measuringName) showMeasure(name, array, length, measuringName, max(array, length), sum(array, length) / (0 == length ? 1 : length), min(array,<text:tab/>length))</text:p>
      <text:p text:style-name="P66"><text:tab/>calcAndShow(name, primaryMeasuring, primaryIndex, "Primary time: ");</text:p>
      <text:p text:style-name="P66"><text:tab/>calcAndShow(name, secondaryMeasuring, secondaryIndex, "Secondary time: ");</text:p>
      <text:p text:style-name="P66">}</text:p>
      <text:p text:style-name="P66"/>
      <text:p text:style-name="P66"/>
      <text:p text:style-name="P18"/>
      <text:p text:style-name="P18"><text:soft-page-break/></text:p>
      <text:p text:style-name="P18"/>
      <text:p text:style-name="P18">2) Таймер.</text:p>
      <text:p text:style-name="P17">Цель: <text:span text:style-name="T1">Замер временных промежутков</text:span>. </text:p>
      <text:p text:style-name="P17">Как: <text:span text:style-name="T1">Получить текущее нано время, и обработать</text:span>.</text:p>
      <text:p text:style-name="P17"/>
      <text:p text:style-name="P19">Проверка: <text:span text:style-name="T1">Циклический замер математического выражения.</text:span></text:p>
      <text:p text:style-name="P19">Код:</text:p>
      <text:p text:style-name="P67">#define BILLON 1000000000</text:p>
      <text:p text:style-name="P67">unsigned long getULongNano() {</text:p>
      <text:p text:style-name="P67"><text:tab/>struct timespec currentTime;</text:p>
      <text:p text:style-name="P67"><text:tab/>clock_gettime(TIMER_ABSTIME, &amp;currentTime);</text:p>
      <text:p text:style-name="P67"/>
      <text:p text:style-name="P67"><text:tab/>return (unsigned long) currentTime.tv_nsec;</text:p>
      <text:p text:style-name="P67">}</text:p>
      <text:p text:style-name="P67"/>
      <text:p text:style-name="P67">unsigned int getUIntNano() {</text:p>
      <text:p text:style-name="P67"><text:tab/>return (unsigned int) getULongNano();</text:p>
      <text:p text:style-name="P67">}</text:p>
      <text:p text:style-name="P67"/>
      <text:p text:style-name="P67">unsigned char getUCharNano() {</text:p>
      <text:p text:style-name="P67"><text:tab/>return (unsigned char) getULongNano();</text:p>
      <text:p text:style-name="P67">}</text:p>
      <text:p text:style-name="P67"/>
      <text:p text:style-name="P67">unsigned long calcOffsetULong(unsigned long start) {</text:p>
      <text:p text:style-name="P67"><text:tab/>unsigned long end = getULongNano();</text:p>
      <text:p text:style-name="P67"><text:tab/>return start &lt; end ? end - start : end + BILLON - start;</text:p>
      <text:p text:style-name="P67">}</text:p>
      <text:p text:style-name="P20">3) Генератор случайных значений</text:p>
      <text:p text:style-name="P20">Цель: Получить случайное значение</text:p>
      <text:p text:style-name="P20">Как: На основании текущего нановремени, и регистровых сдвигов.</text:p>
      <text:p text:style-name="P20"/>
      <text:p text:style-name="P20">Проверка: Циклическая генерация значений. Проверка не выхода за границы.</text:p>
      <text:p text:style-name="P20">Код:</text:p>
      <text:p text:style-name="P67">#define BIT_IN_BYTE 8</text:p>
      <text:p text:style-name="P67">char int_sz = sizeof(int);</text:p>
      <text:p text:style-name="P67">char short_sz = sizeof(short);</text:p>
      <text:p text:style-name="P67"/>
      <text:p text:style-name="P67">unsigned char generateChar() {</text:p>
      <text:p text:style-name="P67"><text:tab/>return getUCharNano();</text:p>
      <text:p text:style-name="P67">}</text:p>
      <text:p text:style-name="P67">//return generateChar() &lt;&lt; 24 | generateChar() &lt;&lt; 16 | generateChar() &lt;&lt; 8 | generateChar();</text:p>
      <text:p text:style-name="P67">unsigned short generateShort() {</text:p>
      <text:p text:style-name="P67"><text:tab/>unsigned int result = 0;</text:p>
      <text:p text:style-name="P67"><text:tab/>char index = short_sz;</text:p>
      <text:p text:style-name="P67"/>
      <text:p text:style-name="P67"><text:tab/>while (index--)</text:p>
      <text:p text:style-name="P67"><text:tab/>{ result |= generateChar() &lt;&lt; (BIT_IN_BYTE * index); }</text:p>
      <text:p text:style-name="P67"/>
      <text:p text:style-name="P67"/>
      <text:p text:style-name="P67"><text:tab/>return <text:tab/>result;</text:p>
      <text:p text:style-name="P67">}</text:p>
      <text:p text:style-name="P67"/>
      <text:p text:style-name="P67">unsigned int generateInt() {</text:p>
      <text:p text:style-name="P67"><text:tab/>unsigned int result = 0;</text:p>
      <text:p text:style-name="P67"><text:soft-page-break/><text:tab/>char index = int_sz;</text:p>
      <text:p text:style-name="P67"/>
      <text:p text:style-name="P67"><text:tab/>while (index--)</text:p>
      <text:p text:style-name="P67"><text:tab/>{ result |= generateChar() &lt;&lt; (BIT_IN_BYTE * index); }</text:p>
      <text:p text:style-name="P67"><text:tab/></text:p>
      <text:p text:style-name="P67"><text:tab/>return <text:tab/>result;</text:p>
      <text:p text:style-name="P67">}</text:p>
      <text:p text:style-name="P67"/>
      <text:p text:style-name="P67">unsigned int generateIntByWidth(unsigned int width) {</text:p>
      <text:p text:style-name="P67"><text:tab/>return width == 0 ? 0 : generateInt() % width;</text:p>
      <text:p text:style-name="P67">}</text:p>
      <text:p text:style-name="P67"/>
      <text:p text:style-name="P67">unsigned int generateIntByRange(unsigned int start, unsigned int end) {</text:p>
      <text:p text:style-name="P67"><text:tab/>if (end &lt; start) {</text:p>
      <text:p text:style-name="P67"><text:tab/><text:tab/>unsigned int swap = start;</text:p>
      <text:p text:style-name="P67"><text:tab/><text:tab/>start = end;</text:p>
      <text:p text:style-name="P67"><text:tab/><text:tab/>end = swap;</text:p>
      <text:p text:style-name="P67"><text:tab/>}</text:p>
      <text:p text:style-name="P67"><text:tab/></text:p>
      <text:p text:style-name="P67"><text:tab/>return generateIntByWidth(end - start) + start;</text:p>
      <text:p text:style-name="P67">}</text:p>
      <text:p text:style-name="P82"/>
      <text:p text:style-name="P82">Пакет: <text:span text:style-name="T2">анализатор памяти</text:span></text:p>
      <text:p text:style-name="P10">Содержание компонентов:</text:p>
      <text:p text:style-name="P10">1) <text:span text:style-name="T3">Генератор размеров</text:span>.</text:p>
      <text:p text:style-name="P10">2) <text:span text:style-name="T3">Цикличный список</text:span>.</text:p>
      <text:p text:style-name="P10">3) <text:span text:style-name="T3">Многопоточный обработчик</text:span>.</text:p>
      <text:p text:style-name="P33">4) Анализатор памяти.</text:p>
      <text:p text:style-name="P33"/>
      <text:p text:style-name="P33">1) Генератор размеров</text:p>
      <text:p text:style-name="P21">Цель: <text:span text:style-name="T3">Получить следующее значение, в зависимости от выбранной стратегии выделения размеров переменных.</text:span></text:p>
      <text:p text:style-name="P21">Как: <text:span text:style-name="T3">Сгенерировать индекс массива, для фиксированных значений. Сгенерировать из диапазона, для областного выделения.</text:span></text:p>
      <text:p text:style-name="P21"/>
      <text:p text:style-name="P21">Проверка: Проверка не выхода за границы.</text:p>
      <text:p text:style-name="P21">Код:</text:p>
      <text:p text:style-name="P68">//Блоки выделяются любого размера в пределах от 16 байт до 16Кбайт случайным образом при каждом выделении</text:p>
      <text:p text:style-name="P68">int getRange() {</text:p>
      <text:p text:style-name="P68"><text:tab/>return generateIntByRange(MIN_RANGE, MAX_RANGE);</text:p>
      <text:p text:style-name="P68">}</text:p>
      <text:p text:style-name="P68"/>
      <text:p text:style-name="P68">int fixSizes[] = FIX_SIZES</text:p>
      <text:p text:style-name="P68">//Блоки выделяются одного из перечисленных размеров случайным образом при каждом выделении: 16 байт, 64 байта, 256 байт, 1 Кбайт, 4 КБайта, 16 Кбайт.</text:p>
      <text:p text:style-name="P68">int getFix() {</text:p>
      <text:p text:style-name="P68"><text:tab/>return fixSizes[generateIntByWidth(</text:p>
      <text:p text:style-name="P68"><text:tab/><text:tab/><text:tab/><text:tab/><text:tab/><text:tab/>FIX_SIZES_LENGTH)];</text:p>
      <text:p text:style-name="P68">}</text:p>
      <text:p text:style-name="P21"/>
      <text:p text:style-name="P37">2) Циклический список</text:p>
      <text:p text:style-name="P22">Цель: <text:span text:style-name="T4">Выделенные переменных требуется хранить здесь.</text:span></text:p>
      <text:p text:style-name="P22">Как: <text:span text:style-name="T4">Циклическое получение и заполнение массива по средством указателя для получения и заполнения. </text:span></text:p>
      <text:p text:style-name="P22"><text:soft-page-break/>Проверка: <text:span text:style-name="T5">Пограничные проверки – выделить больше возможного, получить больше чем положено</text:span>.</text:p>
      <text:p text:style-name="P22">Код:</text:p>
      <text:p text:style-name="P69">long putIndex = 0;</text:p>
      <text:p text:style-name="P69">long getIndex = 0;</text:p>
      <text:p text:style-name="P69"/>
      <text:p text:style-name="P69">char* list[MAX_VARIABLES_COUNT];</text:p>
      <text:p text:style-name="P69"/>
      <text:p text:style-name="P69">#define validation(variable) if (MAX_VARIABLES_COUNT &lt;= ++variable) variable = 0;</text:p>
      <text:p text:style-name="P69">void put(char* variable) {</text:p>
      <text:p text:style-name="P69"><text:tab/>validation(putIndex);</text:p>
      <text:p text:style-name="P69"><text:tab/>list[putIndex] = variable;</text:p>
      <text:p text:style-name="P69">}</text:p>
      <text:p text:style-name="P69"/>
      <text:p text:style-name="P69">char* next() {</text:p>
      <text:p text:style-name="P69"><text:tab/>validation(getIndex);</text:p>
      <text:p text:style-name="P69"><text:tab/>return list[getIndex];</text:p>
      <text:p text:style-name="P69">}</text:p>
      <text:p text:style-name="P22"/>
      <text:p text:style-name="P11">3) <text:span text:style-name="T3">Многопоточный обработчик</text:span></text:p>
      <text:p text:style-name="P23">Цель: <text:span text:style-name="T6">Запуск двух потоков – выделения и освобождения памяти.</text:span></text:p>
      <text:p text:style-name="P23">Как: <text:span text:style-name="T6">На основании входных параметров – указатель на основное, вторичное, пред и послеитеративное действия, а так же количество этих итераций и сессий, формируется аспекто-ориентированный модуль. Основное и вторичное действие синхронизируется с помощью защелок, т.к. они в двух потоках.</text:span></text:p>
      <text:p text:style-name="P23"/>
      <text:p text:style-name="P23">Проверка: <text:span text:style-name="T7">Создание и вызов ложных действий (mock), проверка их запуска. </text:span></text:p>
      <text:p text:style-name="P23">Код:</text:p>
      <text:p text:style-name="P84">typedef pthread_mutex_t Mutex;</text:p>
      <text:p text:style-name="P84">Mutex locka;</text:p>
      <text:p text:style-name="P84">Mutex lockb;</text:p>
      <text:p text:style-name="P84"/>
      <text:p text:style-name="P84">void initMutex(Mutex* mutex) {</text:p>
      <text:p text:style-name="P84"><text:tab/>int result = pthread_mutex_init(mutex, NULL);</text:p>
      <text:p text:style-name="P84"><text:tab/>if (0 != result) { printf("%s%d\n", "Mutex init error: ", result); }</text:p>
      <text:p text:style-name="P84">}</text:p>
      <text:p text:style-name="P84"/>
      <text:p text:style-name="P84">void unlockMutex(Mutex* mutex) {</text:p>
      <text:p text:style-name="P84"><text:tab/>int result = pthread_mutex_unlock(mutex);</text:p>
      <text:p text:style-name="P84"><text:tab/>if (0 != result) { printf("%s%d\n", "Mutex unlock error: ", result); }</text:p>
      <text:p text:style-name="P84">}</text:p>
      <text:p text:style-name="P84"/>
      <text:p text:style-name="P84">void lockMutex(Mutex* mutex) {</text:p>
      <text:p text:style-name="P84"><text:tab/>int result = pthread_mutex_lock(mutex);</text:p>
      <text:p text:style-name="P84"><text:tab/>if (0 != result) { printf("%s%d\n", "Mutex lock error: ", result); }</text:p>
      <text:p text:style-name="P84">}</text:p>
      <text:p text:style-name="P84"/>
      <text:p text:style-name="P84">void initThread(pthread_t* thread, void* (*method)()) {</text:p>
      <text:p text:style-name="P84"><text:tab/>int err = pthread_create(thread, NULL, method, NULL);</text:p>
      <text:p text:style-name="P84"><text:tab/>if (err != 0)<text:tab/>{ printf("%s[%s]\n", "Can't create thread: ", strerror(err)); }</text:p>
      <text:p text:style-name="P84">}</text:p>
      <text:p text:style-name="P84"/>
      <text:p text:style-name="P84">int (*mainAction)();</text:p>
      <text:p text:style-name="P84">void (*additionalAction)();</text:p>
      <text:p text:style-name="P84">long seesionCount;</text:p>
      <text:p text:style-name="P84">long iterationCount;</text:p>
      <text:p text:style-name="P84">void (*preIterationAction)();</text:p>
      <text:p text:style-name="P84"><text:soft-page-break/>void (*postIterationAction)();</text:p>
      <text:p text:style-name="P84">char isCrash = NO_CRASH;</text:p>
      <text:p text:style-name="P84">void threadTaskA() {</text:p>
      <text:p text:style-name="P84"><text:tab/>while (CRASH != isCrash &amp;&amp; seesionCount--) {</text:p>
      <text:p text:style-name="P84"><text:tab/><text:tab/>preIterationAction();</text:p>
      <text:p text:style-name="P84"><text:tab/><text:tab/>long index = iterationCount;</text:p>
      <text:p text:style-name="P84"/>
      <text:p text:style-name="P84"><text:tab/><text:tab/>while (CRASH != isCrash &amp;&amp; index--) {</text:p>
      <text:p text:style-name="P84"><text:tab/><text:tab/><text:tab/>lockMutex(&amp;lockb);</text:p>
      <text:p text:style-name="P84"><text:tab/><text:tab/><text:tab/>isCrash = mainAction();</text:p>
      <text:p text:style-name="P84"><text:tab/><text:tab/><text:tab/>unlockMutex(&amp;locka);</text:p>
      <text:p text:style-name="P84"><text:tab/><text:tab/>}</text:p>
      <text:p text:style-name="P84"/>
      <text:p text:style-name="P84"><text:tab/><text:tab/>postIterationAction();</text:p>
      <text:p text:style-name="P84"><text:tab/>}</text:p>
      <text:p text:style-name="P84">}</text:p>
      <text:p text:style-name="P84"/>
      <text:p text:style-name="P84">void threadTaskB() {</text:p>
      <text:p text:style-name="P84"><text:tab/>while (CRASH != isCrash ) {</text:p>
      <text:p text:style-name="P84"><text:tab/><text:tab/>lockMutex(&amp;locka);</text:p>
      <text:p text:style-name="P84"><text:tab/><text:tab/>additionalAction();</text:p>
      <text:p text:style-name="P84"><text:tab/><text:tab/>unlockMutex(&amp;lockb);</text:p>
      <text:p text:style-name="P84"><text:tab/>}</text:p>
      <text:p text:style-name="P84">}</text:p>
      <text:p text:style-name="P84"/>
      <text:p text:style-name="P84">void tasksRun(int (*_mainAction)(),</text:p>
      <text:p text:style-name="P84"><text:tab/><text:tab/><text:tab/> <text:s/>void (*_additionalAction)(),</text:p>
      <text:p text:style-name="P84"><text:tab/><text:tab/><text:tab/> <text:s/>void (*_preIterationAction)(),</text:p>
      <text:p text:style-name="P84"><text:tab/><text:tab/><text:tab/> <text:s/>void (*_postIterationAction)(),</text:p>
      <text:p text:style-name="P84"><text:tab/><text:tab/><text:tab/> <text:s/>long _seesionCount, long _iterationCount) {</text:p>
      <text:p text:style-name="P84"><text:tab/>mainAction = _mainAction;</text:p>
      <text:p text:style-name="P84"><text:tab/>additionalAction = _additionalAction;</text:p>
      <text:p text:style-name="P84"/>
      <text:p text:style-name="P84"><text:tab/>preIterationAction = _preIterationAction;</text:p>
      <text:p text:style-name="P84"><text:tab/>postIterationAction = _postIterationAction;</text:p>
      <text:p text:style-name="P84"/>
      <text:p text:style-name="P84"><text:tab/>seesionCount = _seesionCount;</text:p>
      <text:p text:style-name="P84"><text:tab/>iterationCount = _iterationCount;</text:p>
      <text:p text:style-name="P84"/>
      <text:p text:style-name="P84"><text:tab/>//if variable isCrash contain value CRASH, that's bad.</text:p>
      <text:p text:style-name="P84"><text:tab/>isCrash = NO_CRASH;</text:p>
      <text:p text:style-name="P84"/>
      <text:p text:style-name="P84"><text:tab/>initMutex(&amp;locka);</text:p>
      <text:p text:style-name="P84"><text:tab/>initMutex(&amp;lockb);</text:p>
      <text:p text:style-name="P84"/>
      <text:p text:style-name="P84"><text:tab/>lockMutex(&amp;locka);</text:p>
      <text:p text:style-name="P84"/>
      <text:p text:style-name="P84"><text:tab/>pthread_t threadA;</text:p>
      <text:p text:style-name="P84"><text:tab/>pthread_t threadB;</text:p>
      <text:p text:style-name="P84"/>
      <text:p text:style-name="P84"><text:tab/>initThread(&amp;threadA, (void*) &amp;threadTaskA);</text:p>
      <text:p text:style-name="P84"><text:tab/>initThread(&amp;threadB, (void*) &amp;threadTaskB);</text:p>
      <text:p text:style-name="P84"/>
      <text:p text:style-name="P84"><text:tab/>pthread_join(threadA, NULL);</text:p>
      <text:p text:style-name="P84"><text:tab/>pthread_join(threadB, NULL);</text:p>
      <text:p text:style-name="P84">}</text:p>
      <text:p text:style-name="P34"/>
      <text:p text:style-name="P34">4) Анализатор памяти</text:p>
      <text:p text:style-name="P24">Цель: <text:span text:style-name="T7">Зауск анализа по двум стратегиям выделения и обработка/вывод результата.</text:span></text:p>
      <text:p text:style-name="P24">Как: <text:span text:style-name="T8">Композиция предыдущих модулей. Формирование основных, вторичных итд действий.</text:span></text:p>
      <text:p text:style-name="P24"/>
      <text:p text:style-name="P24">Проверка: <text:span text:style-name="T9">Запуск программы.</text:span></text:p>
      <text:p text:style-name="P24"><text:soft-page-break/>Код:</text:p>
      <text:p text:style-name="P70">int (*generate)();</text:p>
      <text:p text:style-name="P70">int parent() {</text:p>
      <text:p text:style-name="P70"><text:tab/>int size <text:tab/><text:tab/><text:tab/><text:tab/>= generate();</text:p>
      <text:p text:style-name="P70"><text:tab/>unsigned long startTime <text:tab/>= getULongNano();</text:p>
      <text:p text:style-name="P70"><text:tab/>char* allocateVariable <text:tab/><text:tab/>= allocate(size);</text:p>
      <text:p text:style-name="P70"><text:tab/>unsigned long time<text:tab/><text:tab/>= calcOffsetULong(startTime);</text:p>
      <text:p text:style-name="P70"><text:tab/>int result <text:tab/><text:tab/><text:tab/><text:tab/>= CRASH;</text:p>
      <text:p text:style-name="P70"/>
      <text:p text:style-name="P70"><text:tab/>if (NULL != allocateVariable) {</text:p>
      <text:p text:style-name="P70"><text:tab/><text:tab/>logPrimary(time);</text:p>
      <text:p text:style-name="P70"><text:tab/><text:tab/>put(allocateVariable);</text:p>
      <text:p text:style-name="P70"><text:tab/><text:tab/>result = NO_CRASH;</text:p>
      <text:p text:style-name="P70"><text:tab/>}</text:p>
      <text:p text:style-name="P70"/>
      <text:p text:style-name="P70"><text:tab/>return result;</text:p>
      <text:p text:style-name="P70">}</text:p>
      <text:p text:style-name="P70"/>
      <text:p text:style-name="P70">void child() {</text:p>
      <text:p text:style-name="P70"><text:tab/>if (generateIntByWidth(REMOVE_MAX_CHANCE) &lt;<text:tab/>REMOVE_CHANCE) {</text:p>
      <text:p text:style-name="P70"><text:tab/><text:tab/>char* toRemove <text:tab/><text:tab/><text:tab/>= next();</text:p>
      <text:p text:style-name="P70"><text:tab/><text:tab/>int result <text:tab/><text:tab/><text:tab/><text:tab/>= 0;</text:p>
      <text:p text:style-name="P70"><text:tab/><text:tab/>unsigned long startTime <text:tab/>= getULongNano();</text:p>
      <text:p text:style-name="P70"><text:tab/><text:tab/>result <text:tab/><text:tab/><text:tab/><text:tab/>= removeVar(toRemove);</text:p>
      <text:p text:style-name="P70"><text:tab/><text:tab/>unsigned long time <text:tab/><text:tab/>= calcOffsetULong(startTime);</text:p>
      <text:p text:style-name="P70"/>
      <text:p text:style-name="P70"><text:tab/><text:tab/>if (VARIABLE_REMOVE_SUCCESS == result) <text:tab/>{ logSecondary(time); }</text:p>
      <text:p text:style-name="P70"><text:tab/><text:tab/>else <text:tab/><text:tab/><text:tab/><text:tab/>{ printf("%s", "Remove issue occurs\n"); }</text:p>
      <text:p text:style-name="P70"><text:tab/>}</text:p>
      <text:p text:style-name="P70">}</text:p>
      <text:p text:style-name="P70"/>
      <text:p text:style-name="P70">void preIteration() {</text:p>
      <text:p text:style-name="P70"><text:tab/>reset();</text:p>
      <text:p text:style-name="P70">}</text:p>
      <text:p text:style-name="P70"/>
      <text:p text:style-name="P70">char* analysisName;</text:p>
      <text:p text:style-name="P70">void postIteration() {</text:p>
      <text:p text:style-name="P70"><text:tab/>show(analysisName);</text:p>
      <text:p text:style-name="P70">}</text:p>
      <text:p text:style-name="P70"/>
      <text:p text:style-name="P70">void startAnalyze(int (*generateMethod)(), char* msg) {</text:p>
      <text:p text:style-name="P70"><text:tab/>analysisName = msg;</text:p>
      <text:p text:style-name="P70"/>
      <text:p text:style-name="P70"><text:tab/>int variablesSize[] = ANALYZE_VARIABLES_SIZE;</text:p>
      <text:p text:style-name="P70"><text:tab/>int variablesCount[] = ANALYZE_VARIABLES_COUNT;</text:p>
      <text:p text:style-name="P70"><text:tab/>char subheapCount = ANALYZE_SUBHEAPS_COUNT;</text:p>
      <text:p text:style-name="P70"/>
      <text:p text:style-name="P70"><text:tab/>int memoryManagerInitResult = init(variablesSize, variablesCount, subheapCount);</text:p>
      <text:p text:style-name="P70"/>
      <text:p text:style-name="P70"><text:tab/>if (INITIAL_SUCCESS != memoryManagerInitResult) {</text:p>
      <text:p text:style-name="P70"><text:tab/><text:tab/>printf("%s%d\n", "\nIncorrect initial code: ", memoryManagerInitResult);</text:p>
      <text:p text:style-name="P70"><text:tab/><text:tab/>return;</text:p>
      <text:p text:style-name="P70"><text:tab/>}</text:p>
      <text:p text:style-name="P70"/>
      <text:p text:style-name="P70"><text:tab/>generate = generateMethod;</text:p>
      <text:p text:style-name="P70"><text:tab/>tasksRun(&amp;parent, &amp;child, &amp;preIteration, &amp;postIteration, SESSION_COUNT, ITERATION_COUNT);</text:p>
      <text:p text:style-name="P70">}</text:p>
      <text:p text:style-name="P70"><text:soft-page-break/></text:p>
      <text:p text:style-name="P70">void start() {</text:p>
      <text:p text:style-name="P70"><text:tab/>setFileLoggerOutput();</text:p>
      <text:p text:style-name="P70"><text:tab/>startAnalyze(&amp;getFix, "Fix");</text:p>
      <text:p text:style-name="P70"><text:tab/>startAnalyze(&amp;getRange, "Range<text:tab/>");</text:p>
      <text:p text:style-name="P70">}</text:p>
      <text:p text:style-name="P70"/>
      <text:p text:style-name="P38"/>
      <text:p text:style-name="P40">Результат работы анализатора: </text:p>
      <text:p text:style-name="P40">При шансе удаления 97.5 процента.</text:p>
      <text:p text:style-name="P42">Флагах O3 – макс оптимизация компилятора.</text:p>
      <text:p text:style-name="P44">#define ANALYZE_VARIABLES_SIZE {16, 64, 256, 1024, 4096, 16384}</text:p>
      <text:p text:style-name="P44">#define ANALYZE_VARIABLES_COUNT {480, 480, 480, 480, 480, 480}</text:p>
      <text:p text:style-name="P44">#define ANALYZE_SUBHEAPS_COUNT 6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(Мин/Сред/Макс) Количество</text:p>
          </table:table-cell>
          <table:table-cell table:style-name="Table1.A1" office:value-type="string">
            <text:p text:style-name="P1">Фиксированный</text:p>
          </table:table-cell>
          <table:table-cell table:style-name="Table1.C1" office:value-type="string">
            <text:p text:style-name="P1">Область</text:p>
          </table:table-cell>
        </table:table-row>
        <table:table-row>
          <table:table-cell table:style-name="Table1.A2" office:value-type="string">
            <text:p text:style-name="P1">Выделение</text:p>
          </table:table-cell>
          <table:table-cell table:style-name="Table1.A2" office:value-type="string">
            <text:p text:style-name="P1">(87, 866, 332480) 100000</text:p>
            <text:p text:style-name="P3">(139, 835, 8672) 3414</text:p>
          </table:table-cell>
          <table:table-cell table:style-name="Table1.C2" office:value-type="string">
            <text:p text:style-name="P4">(251, 1450, 3067) 715</text:p>
          </table:table-cell>
        </table:table-row>
        <table:table-row>
          <table:table-cell table:style-name="Table1.A2" office:value-type="string">
            <text:p text:style-name="P1">Освобождение</text:p>
          </table:table-cell>
          <table:table-cell table:style-name="Table1.A2" office:value-type="string">
            <text:p text:style-name="P4">(60, 151, 27876) 97405</text:p>
            <text:p text:style-name="P4">(67, 114, 305) 3318</text:p>
          </table:table-cell>
          <table:table-cell table:style-name="Table1.C2" office:value-type="string">
            <text:p text:style-name="P4"><text:s/>(110, 135, 278) 701</text:p>
          </table:table-cell>
        </table:table-row>
      </table:table>
      <text:p text:style-name="P39"/>
      <text:p text:style-name="P83"/>
      <text:p text:style-name="P83"/>
      <text:p text:style-name="P83">Пакет: <text:span text:style-name="T10">коллекции</text:span></text:p>
      <text:p text:style-name="P12">Содержание компонентов:</text:p>
      <text:p text:style-name="P46">0) Обработчик ключа.</text:p>
      <text:p text:style-name="P12">1) <text:span text:style-name="T10">Хэш таблица</text:span>.</text:p>
      <text:p text:style-name="P12">2) <text:span text:style-name="T10">АВЛ дерево</text:span>.</text:p>
      <text:p text:style-name="P12">3) <text:span text:style-name="T10">Двоичное дерево</text:span>.</text:p>
      <text:p text:style-name="P45"/>
      <text:p text:style-name="P48">Компонент КЛЮЧ</text:p>
      <text:p text:style-name="P48"/>
      <text:p text:style-name="P71">struct Key {</text:p>
      <text:p text:style-name="P71"><text:tab/>unsigned int ip;</text:p>
      <text:p text:style-name="P71"><text:tab/>unsigned short port;</text:p>
      <text:p text:style-name="P71">} __attribute__((packed));</text:p>
      <text:p text:style-name="P71">typedef struct Key Key;</text:p>
      <text:p text:style-name="P71"/>
      <text:p text:style-name="P45">Компоненты реализуют интерфейс КОЛЛЕКЦИЯ.</text:p>
      <text:p text:style-name="P45"/>
      <text:p text:style-name="P49">struct Collection {</text:p>
      <text:p text:style-name="P49"><text:tab/>char (*find)(Key* key);</text:p>
      <text:p text:style-name="P49"><text:tab/>char (*insert)(Key* key);</text:p>
      <text:p text:style-name="P49"><text:tab/>char (*alter)(Key* source, Key* target);</text:p>
      <text:p text:style-name="P49"><text:tab/>char (*initCollection)(int size);</text:p>
      <text:p text:style-name="P49">};</text:p>
      <text:p text:style-name="P49">typedef struct Collection Collection;</text:p>
      <text:p text:style-name="P49"/>
      <text:p text:style-name="P45">Функциональность:</text:p>
      <text:p text:style-name="P45">-Инициализация коллекции (Ключи и узлы храняться в менеджере памяти)</text:p>
      <text:p text:style-name="P45">-Вставка ключа</text:p>
      <text:p text:style-name="P45"><text:soft-page-break/>-Поиск ключа</text:p>
      <text:p text:style-name="P45">-Замена ключа</text:p>
      <text:p text:style-name="P45"/>
      <text:p text:style-name="P47">0) Обработчик ключа.</text:p>
      <text:p text:style-name="P25">Цель: <text:span text:style-name="T11">Сравнение и вычисление хэш значения для ключа.</text:span></text:p>
      <text:p text:style-name="P25">Как: <text:span text:style-name="T12">На основании полей структуры</text:span></text:p>
      <text:p text:style-name="P25"/>
      <text:p text:style-name="P25">Проверка: <text:span text:style-name="T12">Пограничная проверка. Матрица выходных значений</text:span><text:span text:style-name="T13">(</text:span><text:span text:style-name="T14">DDT</text:span><text:span text:style-name="T13">)</text:span><text:span text:style-name="T12">.</text:span></text:p>
      <text:p text:style-name="P25">Код:</text:p>
      <text:p text:style-name="P72">void charArrayToKey(Key* key, char* array) {</text:p>
      <text:p text:style-name="P72"><text:tab/>unsigned int* ip = (unsigned int*) array;</text:p>
      <text:p text:style-name="P72"><text:tab/>unsigned short* port = (unsigned short*) &amp;array[4];</text:p>
      <text:p text:style-name="P72"><text:tab/>key-&gt;ip = *ip;</text:p>
      <text:p text:style-name="P72"><text:tab/>key-&gt;port = *port;</text:p>
      <text:p text:style-name="P72">}</text:p>
      <text:p text:style-name="P72"/>
      <text:p text:style-name="P72">void keyToCharArray(Key* key, char* array) {</text:p>
      <text:p text:style-name="P72"><text:tab/>unsigned int* ip = (unsigned int*) array;</text:p>
      <text:p text:style-name="P72"><text:tab/>unsigned short* port = (unsigned short*)</text:p>
      <text:p text:style-name="P72"><text:tab/><text:tab/><text:tab/><text:tab/><text:tab/><text:tab/> <text:s text:c="2"/>&amp;array[4];</text:p>
      <text:p text:style-name="P72"><text:tab/>*ip = key-&gt;ip;</text:p>
      <text:p text:style-name="P72"><text:tab/>*port = key-&gt;port;</text:p>
      <text:p text:style-name="P72">}</text:p>
      <text:p text:style-name="P72">// -1 : key1 &lt; key2</text:p>
      <text:p text:style-name="P72">// 0 : key1 eq key2</text:p>
      <text:p text:style-name="P72">// 1 : key1 &gt; key2</text:p>
      <text:p text:style-name="P72">char compareKeys(Key* key1, Key* key2) {</text:p>
      <text:p text:style-name="P72"><text:tab/>if (key1 == key2) { return 0; }</text:p>
      <text:p text:style-name="P72"><text:tab/>else if (NULL == key1) { return -1; }</text:p>
      <text:p text:style-name="P72"><text:tab/>else if (NULL == key2) { return 1; }</text:p>
      <text:p text:style-name="P72"/>
      <text:p text:style-name="P72"><text:tab/>//Compare ip: if key1.ip less that key2.ip than -1 etc</text:p>
      <text:p text:style-name="P72"><text:tab/>char result = (key1-&gt;ip &lt; key2-&gt;ip ? -1 : (key1-&gt;ip == key2-&gt;ip ? 0 : 1) );</text:p>
      <text:p text:style-name="P72"><text:tab/>//Compare port, only if ips eq</text:p>
      <text:p text:style-name="P72"><text:tab/>result = (0 == result ? (key1-&gt;port &lt; key2-&gt;port ? -1 : key1-&gt;port == key2-&gt;port ? 0 : 1) : result);</text:p>
      <text:p text:style-name="P72"><text:tab/>return result;</text:p>
      <text:p text:style-name="P72">}</text:p>
      <text:p text:style-name="P72"/>
      <text:p text:style-name="P72">unsigned int hashCode(Key* key) {</text:p>
      <text:p text:style-name="P72"><text:tab/>return NULL == key ? 0 : key-&gt;ip;</text:p>
      <text:p text:style-name="P72">}</text:p>
      <text:p text:style-name="P63">1) <text:span text:style-name="T10">Хэш таблица</text:span></text:p>
      <text:p text:style-name="P61">Служебная библиотека:</text:p>
      <text:p text:style-name="P74">char addLinkedListNode(LinkedListNode* root, LinkedListNode* next) {</text:p>
      <text:p text:style-name="P74"><text:tab/>if (NULL == root)</text:p>
      <text:p text:style-name="P74"><text:tab/>{ return LINKED_LIST_NODE_ROOT_IS_NULL; }</text:p>
      <text:p text:style-name="P74"/>
      <text:p text:style-name="P74"><text:tab/>LinkedListNode* currentNode = root;</text:p>
      <text:p text:style-name="P74"/>
      <text:p text:style-name="P74"><text:tab/>while (NULL != currentNode-&gt;next)</text:p>
      <text:p text:style-name="P74"><text:tab/>{ currentNode = currentNode-&gt;next; }</text:p>
      <text:p text:style-name="P74"/>
      <text:p text:style-name="P74"><text:tab/>currentNode-&gt;next = next;</text:p>
      <text:p text:style-name="P74"/>
      <text:p text:style-name="P75"><text:tab/>return LINKED_LIST_NODE_SUCCESS_OP;</text:p>
      <text:p text:style-name="P75">}</text:p>
      <text:p text:style-name="P74"><text:soft-page-break/>char removeLinkedListNode(LinkedListNode* root, LinkedListNode* target) {</text:p>
      <text:p text:style-name="P74"><text:tab/>if (target == root)</text:p>
      <text:p text:style-name="P74"><text:tab/>{ return LINKED_LIST_CANT_REMOVE_ROOT; }</text:p>
      <text:p text:style-name="P74"/>
      <text:p text:style-name="P74"><text:tab/>LinkedListNode* currentNode = root;</text:p>
      <text:p text:style-name="P74"/>
      <text:p text:style-name="P74"><text:tab/>while (NULL != currentNode) {</text:p>
      <text:p text:style-name="P74"><text:tab/><text:tab/>if (target == currentNode-&gt;next) {</text:p>
      <text:p text:style-name="P74"><text:tab/><text:tab/><text:tab/>currentNode-&gt;next = target-&gt;next;</text:p>
      <text:p text:style-name="P74"><text:tab/><text:tab/><text:tab/>return LINKED_LIST_NODE_SUCCESS_OP;</text:p>
      <text:p text:style-name="P74"><text:tab/><text:tab/>}</text:p>
      <text:p text:style-name="P74"/>
      <text:p text:style-name="P74"><text:tab/><text:tab/>currentNode = currentNode-&gt;next;</text:p>
      <text:p text:style-name="P74"><text:tab/>}</text:p>
      <text:p text:style-name="P74"/>
      <text:p text:style-name="P74"><text:tab/>return LINKED_LIST_NODE_NOT_FOUND;</text:p>
      <text:p text:style-name="P74">}</text:p>
      <text:p text:style-name="P74"/>
      <text:p text:style-name="P74">LinkedListNode* findLinkedListNodeByKey(LinkedListNode* root, Key* key) {</text:p>
      <text:p text:style-name="P74"><text:tab/>if (NULL == key) { return NULL; }</text:p>
      <text:p text:style-name="P74"/>
      <text:p text:style-name="P74"><text:tab/>LinkedListNode* current = root;</text:p>
      <text:p text:style-name="P74"/>
      <text:p text:style-name="P74"><text:tab/>while (NULL != current) {</text:p>
      <text:p text:style-name="P74"><text:tab/><text:tab/>if (0 == compareKeys(key, current-&gt;key))</text:p>
      <text:p text:style-name="P74"><text:tab/><text:tab/>{ return current; }</text:p>
      <text:p text:style-name="P74"/>
      <text:p text:style-name="P74"><text:tab/><text:tab/>current = current-&gt;next;</text:p>
      <text:p text:style-name="P74"><text:tab/>}</text:p>
      <text:p text:style-name="P74"/>
      <text:p text:style-name="P74"><text:tab/>return NULL;</text:p>
      <text:p text:style-name="P74">}</text:p>
      <text:p text:style-name="P61">Верхний слой:</text:p>
      <text:p text:style-name="P73">LinkedListNode** hashTable;</text:p>
      <text:p text:style-name="P73">int hashTableSize;</text:p>
      <text:p text:style-name="P73"/>
      <text:p text:style-name="P73">int getIndexByHashKey(Key* key) { return hashCode(key) % hashTableSize; }</text:p>
      <text:p text:style-name="P73"/>
      <text:p text:style-name="P73">LinkedListNode* getLinkedListNode(Key* key) {</text:p>
      <text:p text:style-name="P73"><text:tab/>int hashTableIndex = getIndexByHashKey(key);</text:p>
      <text:p text:style-name="P73"/>
      <text:p text:style-name="P73"><text:tab/>LinkedListNode* root = hashTable[hashTableIndex];</text:p>
      <text:p text:style-name="P73"/>
      <text:p text:style-name="P73"><text:tab/>return findLinkedListNodeByKey(root, key);</text:p>
      <text:p text:style-name="P73">}</text:p>
      <text:p text:style-name="P73"/>
      <text:p text:style-name="P73"/>
      <text:p text:style-name="P73">char insertHashTable(Key* key) {</text:p>
      <text:p text:style-name="P73"><text:tab/>LinkedListNode* newNode = (LinkedListNode*) allocate(sizeof(LinkedListNode));</text:p>
      <text:p text:style-name="P73"><text:tab/>Key* copyKey = (Key*) allocate(sizeof(Key));</text:p>
      <text:p text:style-name="P73"/>
      <text:p text:style-name="P73"><text:tab/>if (NULL == copyKey || NULL == newNode)</text:p>
      <text:p text:style-name="P73"><text:tab/>{ return INSERT_FAIL; }</text:p>
      <text:p text:style-name="P73"/>
      <text:p text:style-name="P73"><text:tab/>copyKey-&gt;port<text:tab/>= key-&gt;port;</text:p>
      <text:p text:style-name="P73"><text:tab/>copyKey-&gt;ip <text:tab/>= key-&gt;ip;</text:p>
      <text:p text:style-name="P73"><text:tab/>newNode-&gt;key <text:tab/>= copyKey;</text:p>
      <text:p text:style-name="P73"/>
      <text:p text:style-name="P73"><text:tab/>int hashTableIndex = getIndexByHashKey(copyKey);</text:p>
      <text:p text:style-name="P73"><text:soft-page-break/></text:p>
      <text:p text:style-name="P73"><text:tab/>LinkedListNode* oldRoot = hashTable[hashTableIndex];</text:p>
      <text:p text:style-name="P73"/>
      <text:p text:style-name="P73"><text:tab/>hashTable[hashTableIndex] = newNode;</text:p>
      <text:p text:style-name="P73"><text:tab/>newNode-&gt;next = oldRoot;</text:p>
      <text:p text:style-name="P73"/>
      <text:p text:style-name="P73"/>
      <text:p text:style-name="P73"><text:tab/>return INSERT_SUCCESS;</text:p>
      <text:p text:style-name="P73">}</text:p>
      <text:p text:style-name="P73"/>
      <text:p text:style-name="P73">char findHashTable(Key* key) {</text:p>
      <text:p text:style-name="P73"><text:tab/>if (NULL == key) { return FIND_FAIL; }</text:p>
      <text:p text:style-name="P73"/>
      <text:p text:style-name="P73"><text:tab/>LinkedListNode* result = getLinkedListNode(key);</text:p>
      <text:p text:style-name="P73"/>
      <text:p text:style-name="P73"><text:tab/>return NULL == result ? FIND_FAIL : FIND_SUCCESS;</text:p>
      <text:p text:style-name="P73">}</text:p>
      <text:p text:style-name="P73"/>
      <text:p text:style-name="P73">char alterHashTable(Key* source, Key* target) {</text:p>
      <text:p text:style-name="P73"><text:tab/>LinkedListNode* sourceNode;</text:p>
      <text:p text:style-name="P73"/>
      <text:p text:style-name="P73"><text:tab/>if (NULL == source || NULL == (sourceNode = getLinkedListNode(source))) {</text:p>
      <text:p text:style-name="P73"><text:tab/><text:tab/>return ALTER_FAIL;</text:p>
      <text:p text:style-name="P73"><text:tab/>}</text:p>
      <text:p text:style-name="P73"/>
      <text:p text:style-name="P73"><text:tab/>int hashTableIndex = getIndexByHashKey(source);</text:p>
      <text:p text:style-name="P73"><text:tab/>LinkedListNode* root = hashTable[hashTableIndex];</text:p>
      <text:p text:style-name="P73"/>
      <text:p text:style-name="P73"><text:tab/>char removeStatus = removeLinkedListNode(root, sourceNode);</text:p>
      <text:p text:style-name="P73"/>
      <text:p text:style-name="P73"><text:tab/>switch (removeStatus) {</text:p>
      <text:p text:style-name="P73"><text:tab/>case LINKED_LIST_CANT_REMOVE_ROOT:</text:p>
      <text:p text:style-name="P73"><text:tab/><text:tab/>hashTable[hashTableIndex] = sourceNode-&gt;next;</text:p>
      <text:p text:style-name="P73"><text:tab/><text:tab/>break;</text:p>
      <text:p text:style-name="P73"/>
      <text:p text:style-name="P73"><text:tab/>case LINKED_LIST_NODE_NOT_FOUND:</text:p>
      <text:p text:style-name="P73"><text:tab/><text:tab/>printf("%s", "Key and node not found!\n");</text:p>
      <text:p text:style-name="P73"><text:tab/><text:tab/>return ALTER_FAIL;</text:p>
      <text:p text:style-name="P73"><text:tab/><text:tab/>break;</text:p>
      <text:p text:style-name="P73"><text:tab/>}</text:p>
      <text:p text:style-name="P73"/>
      <text:p text:style-name="P73"><text:tab/>if (NULL == target) {</text:p>
      <text:p text:style-name="P73"><text:tab/><text:tab/>printf("%s", "Remove in hash table\n");</text:p>
      <text:p text:style-name="P73"><text:tab/><text:tab/>removeVar((char*) sourceNode-&gt;key);</text:p>
      <text:p text:style-name="P73"><text:tab/><text:tab/>removeVar((char*) sourceNode);</text:p>
      <text:p text:style-name="P73"><text:tab/><text:tab/>return REMOVE_SUCCESS;</text:p>
      <text:p text:style-name="P73"><text:tab/>}</text:p>
      <text:p text:style-name="P73"/>
      <text:p text:style-name="P73"><text:tab/>Key* keyContainInSource <text:tab/>= sourceNode-&gt;key;</text:p>
      <text:p text:style-name="P73"><text:tab/>keyContainInSource-&gt;ip<text:tab/><text:tab/>= target-&gt;ip;</text:p>
      <text:p text:style-name="P73"><text:tab/>keyContainInSource-&gt;port<text:tab/>= target-&gt;port;</text:p>
      <text:p text:style-name="P73"><text:tab/>hashTableIndex<text:tab/><text:tab/><text:tab/>= getIndexByHashKey(target);</text:p>
      <text:p text:style-name="P73"><text:tab/>root<text:tab/><text:tab/><text:tab/><text:tab/><text:tab/>= hashTable[hashTableIndex];</text:p>
      <text:p text:style-name="P73"><text:tab/>hashTable[hashTableIndex]<text:tab/>= sourceNode;</text:p>
      <text:p text:style-name="P73"><text:tab/>sourceNode-&gt;next <text:tab/><text:tab/><text:tab/>= root;</text:p>
      <text:p text:style-name="P73"/>
      <text:p text:style-name="P73"><text:tab/>return ALTER_SUCCESS;</text:p>
      <text:p text:style-name="P73">}</text:p>
      <text:p text:style-name="P73"/>
      <text:p text:style-name="P73">char initHashTable(int size) {</text:p>
      <text:p text:style-name="P73"><text:soft-page-break/><text:tab/>int variablesSize[3] = {sizeof(Key), sizeof(LinkedListNode), size * sizeof(LinkedListNode*)};</text:p>
      <text:p text:style-name="P73"><text:tab/>int variablesCount[3] = {size, size, 1};</text:p>
      <text:p text:style-name="P73"><text:tab/>char subheapCount = 3;</text:p>
      <text:p text:style-name="P73"/>
      <text:p text:style-name="P73"><text:tab/>if (INITIAL_SUCCESS != init(variablesSize,<text:tab/>variablesCount, subheapCount)) {</text:p>
      <text:p text:style-name="P73"><text:tab/><text:tab/>printf("%s", "Memory manager can't init\n");</text:p>
      <text:p text:style-name="P73"><text:tab/><text:tab/>exit(-1);</text:p>
      <text:p text:style-name="P73"><text:tab/>}</text:p>
      <text:p text:style-name="P73"/>
      <text:p text:style-name="P73"><text:tab/>hashTableSize = size;</text:p>
      <text:p text:style-name="P73"><text:tab/>hashTable = (LinkedListNode**) allocate(size * sizeof(LinkedListNode*));</text:p>
      <text:p text:style-name="P73"/>
      <text:p text:style-name="P73"/>
      <text:p text:style-name="P73"><text:tab/>return (NULL == hashTable) ? HASH_TABLE_INIT_FAIL : HASH_TABLE_INIT_SUCCESS;</text:p>
      <text:p text:style-name="P73">}</text:p>
      <text:p text:style-name="P64">1) <text:span text:style-name="T17">АВЛ дерево</text:span></text:p>
      <text:p text:style-name="P64"><text:span text:style-name="T17">Служебная библиотека:</text:span></text:p>
      <text:p text:style-name="P76">char height(AVLNode* root) {</text:p>
      <text:p text:style-name="P76"><text:tab/>return NULL == root ? 0 : root-&gt;height;</text:p>
      <text:p text:style-name="P76">}</text:p>
      <text:p text:style-name="P76"/>
      <text:p text:style-name="P76">char bfactor(AVLNode* root) {</text:p>
      <text:p text:style-name="P76"><text:tab/>return height(root-&gt;right) - height(root-&gt;left);</text:p>
      <text:p text:style-name="P76">}</text:p>
      <text:p text:style-name="P76"/>
      <text:p text:style-name="P76">void fixHeight(AVLNode* root) {</text:p>
      <text:p text:style-name="P76"><text:tab/>char hl = height(root-&gt;left);</text:p>
      <text:p text:style-name="P76"><text:tab/>char hr = height(root-&gt;right);</text:p>
      <text:p text:style-name="P76"><text:tab/>root-&gt;height = (hr &lt; hl ? hl : hr) + 1;</text:p>
      <text:p text:style-name="P76">}</text:p>
      <text:p text:style-name="P76"/>
      <text:p text:style-name="P76">AVLNode* rotateRight(AVLNode* root) {</text:p>
      <text:p text:style-name="P76"><text:tab/>AVLNode* q = root-&gt;left;</text:p>
      <text:p text:style-name="P76"><text:tab/>root-&gt;left = q-&gt;right;</text:p>
      <text:p text:style-name="P76"><text:tab/>q-&gt;right = root;</text:p>
      <text:p text:style-name="P76"><text:tab/>fixHeight(root);</text:p>
      <text:p text:style-name="P76"><text:tab/>fixHeight(q);</text:p>
      <text:p text:style-name="P76"><text:tab/>return q;</text:p>
      <text:p text:style-name="P76">}</text:p>
      <text:p text:style-name="P76"/>
      <text:p text:style-name="P76">AVLNode* rotateLeft(AVLNode* q) {</text:p>
      <text:p text:style-name="P76"><text:tab/>AVLNode* root = q-&gt;right;</text:p>
      <text:p text:style-name="P76"><text:tab/>q-&gt;right = root-&gt;left;</text:p>
      <text:p text:style-name="P76"><text:tab/>root-&gt;left = q;</text:p>
      <text:p text:style-name="P76"><text:tab/>fixHeight(q);</text:p>
      <text:p text:style-name="P76"><text:tab/>fixHeight(root);</text:p>
      <text:p text:style-name="P76"><text:tab/>return root;</text:p>
      <text:p text:style-name="P76">}</text:p>
      <text:p text:style-name="P76"/>
      <text:p text:style-name="P76">AVLNode* balance(AVLNode* root) {</text:p>
      <text:p text:style-name="P76"><text:tab/>fixHeight(root);</text:p>
      <text:p text:style-name="P76"/>
      <text:p text:style-name="P76"><text:tab/>if ( bfactor(root) == 2 ) {</text:p>
      <text:p text:style-name="P76"><text:tab/><text:tab/>if ( bfactor(root-&gt;right) &lt; 0 )</text:p>
      <text:p text:style-name="P76"><text:tab/><text:tab/>{ root-&gt;right = rotateRight(root-&gt;right); }</text:p>
      <text:p text:style-name="P76"/>
      <text:p text:style-name="P76"><text:tab/><text:tab/>return rotateLeft(root);</text:p>
      <text:p text:style-name="P76"><text:soft-page-break/><text:tab/>}</text:p>
      <text:p text:style-name="P76"/>
      <text:p text:style-name="P76"><text:tab/>if ( bfactor(root) == -2 ) {</text:p>
      <text:p text:style-name="P76"><text:tab/><text:tab/>if ( bfactor(root-&gt;left) &gt; 0 <text:s/>)</text:p>
      <text:p text:style-name="P76"><text:tab/><text:tab/>{ root-&gt;left = rotateLeft(root-&gt;left); }</text:p>
      <text:p text:style-name="P76"/>
      <text:p text:style-name="P76"><text:tab/><text:tab/>return rotateRight(root);</text:p>
      <text:p text:style-name="P76"><text:tab/>}</text:p>
      <text:p text:style-name="P76"/>
      <text:p text:style-name="P76"><text:tab/>return root;</text:p>
      <text:p text:style-name="P76">}</text:p>
      <text:p text:style-name="P76"/>
      <text:p text:style-name="P76">AVLNode* insertAVLByNode(AVLNode* root, AVLNode* target) {</text:p>
      <text:p text:style-name="P76"><text:tab/>if (NULL == root) { return target; }</text:p>
      <text:p text:style-name="P76"/>
      <text:p text:style-name="P76"><text:tab/>if (1 == compareKeys(root-&gt;key, target-&gt;key))</text:p>
      <text:p text:style-name="P76"><text:tab/>{ root-&gt;left = insertAVLByNode(root-&gt;left, target); }</text:p>
      <text:p text:style-name="P76"><text:tab/>else</text:p>
      <text:p text:style-name="P76"><text:tab/>{ root-&gt;right = insertAVLByNode(root-&gt;right, target); }</text:p>
      <text:p text:style-name="P76"/>
      <text:p text:style-name="P76"><text:tab/>return balance(root);</text:p>
      <text:p text:style-name="P76">}</text:p>
      <text:p text:style-name="P76"/>
      <text:p text:style-name="P76">AVLNode* findMin(AVLNode* root) {</text:p>
      <text:p text:style-name="P76"><text:tab/>return NULL != root-&gt;left ? findMin(root-&gt;left) : root;</text:p>
      <text:p text:style-name="P76">}</text:p>
      <text:p text:style-name="P76"/>
      <text:p text:style-name="P76">AVLNode* removeMin(AVLNode* root) {</text:p>
      <text:p text:style-name="P76"><text:tab/>if (NULL == root-&gt;left)</text:p>
      <text:p text:style-name="P76"><text:tab/>{ return root-&gt;right; }</text:p>
      <text:p text:style-name="P76"/>
      <text:p text:style-name="P76"><text:tab/>root-&gt;left = removeMin(root-&gt;left);</text:p>
      <text:p text:style-name="P76"><text:tab/>return balance(root);</text:p>
      <text:p text:style-name="P76">}</text:p>
      <text:p text:style-name="P76"/>
      <text:p text:style-name="P76">AVLNode* removeAVLNode(AVLNode* root, Key* key, void (*deleteOp)(AVLNode*)) {</text:p>
      <text:p text:style-name="P76"><text:tab/>if (NULL == root) { return NULL; }</text:p>
      <text:p text:style-name="P76"><text:tab/>if (NULL == key) { return root; }</text:p>
      <text:p text:style-name="P76"/>
      <text:p text:style-name="P76"><text:tab/>switch (compareKeys(root-&gt;key, key)) {</text:p>
      <text:p text:style-name="P76"><text:tab/><text:tab/>case 1: root-&gt;left = removeAVLNode(root-&gt;left, key, deleteOp); break;</text:p>
      <text:p text:style-name="P76"><text:tab/><text:tab/>case -1: root-&gt;right = removeAVLNode(root-&gt;right, key, deleteOp); break;</text:p>
      <text:p text:style-name="P76"><text:tab/><text:tab/>case 0: </text:p>
      <text:p text:style-name="P76"><text:tab/><text:tab/><text:tab/><text:tab/>AVLNode* left = root-&gt;left;</text:p>
      <text:p text:style-name="P76"><text:tab/><text:tab/><text:tab/><text:tab/>AVLNode* right = root-&gt;right;</text:p>
      <text:p text:style-name="P76"/>
      <text:p text:style-name="P76"><text:tab/><text:tab/><text:tab/><text:tab/>deleteOp(root);</text:p>
      <text:p text:style-name="P76"/>
      <text:p text:style-name="P76"><text:tab/><text:tab/><text:tab/><text:tab/>if (NULL == right) { return left; }</text:p>
      <text:p text:style-name="P76"/>
      <text:p text:style-name="P76"><text:tab/><text:tab/><text:tab/><text:tab/>AVLNode* min = findMin(right);</text:p>
      <text:p text:style-name="P76"><text:tab/><text:tab/><text:tab/><text:tab/>min-&gt;right = removeMin(right);</text:p>
      <text:p text:style-name="P76"><text:tab/><text:tab/><text:tab/><text:tab/>min-&gt;left = left;</text:p>
      <text:p text:style-name="P76"><text:tab/><text:tab/><text:tab/><text:tab/>return balance(min);</text:p>
      <text:p text:style-name="P76"><text:tab/><text:tab/><text:tab/><text:tab/>break;</text:p>
      <text:p text:style-name="P76"><text:tab/>}</text:p>
      <text:p text:style-name="P76"/>
      <text:p text:style-name="P76"><text:tab/>return balance(root);</text:p>
      <text:p text:style-name="P76"><text:soft-page-break/>}</text:p>
      <text:p text:style-name="P76"/>
      <text:p text:style-name="P76">AVLNode* findAVLNode(AVLNode* root, Key* key) {</text:p>
      <text:p text:style-name="P76"><text:tab/>if (NULL == root) { return NULL; }</text:p>
      <text:p text:style-name="P76"/>
      <text:p text:style-name="P76"><text:tab/>AVLNode* result;</text:p>
      <text:p text:style-name="P76"><text:tab/>switch (compareKeys(root-&gt;key, key)) {</text:p>
      <text:p text:style-name="P76"><text:tab/><text:tab/>case 1: <text:tab/>result = findAVLNode(root-&gt;left, key); break;</text:p>
      <text:p text:style-name="P76"><text:tab/><text:tab/>case -1: <text:tab/>result = findAVLNode(root-&gt;right, key); break;</text:p>
      <text:p text:style-name="P76"><text:tab/><text:tab/>case 0: <text:tab/>result = root;<text:tab/>break;</text:p>
      <text:p text:style-name="P76"><text:tab/>}</text:p>
      <text:p text:style-name="P76"/>
      <text:p text:style-name="P76"><text:tab/>return result;</text:p>
      <text:p text:style-name="P76">}</text:p>
      <text:p text:style-name="P62">Верхний слой:</text:p>
      <text:p text:style-name="P76">AVLNode* root;</text:p>
      <text:p text:style-name="P76"/>
      <text:p text:style-name="P76">char insertAVLTree(Key* key) {</text:p>
      <text:p text:style-name="P76"><text:tab/>if (NULL == key)</text:p>
      <text:p text:style-name="P76"><text:tab/>{ return INSERT_FAIL; }</text:p>
      <text:p text:style-name="P76"/>
      <text:p text:style-name="P76"><text:tab/>Key* copyKey = (Key*) allocate(sizeof(Key));</text:p>
      <text:p text:style-name="P76"><text:tab/>AVLNode* newNode = (AVLNode*) allocate(sizeof(</text:p>
      <text:p text:style-name="P76"><text:tab/><text:tab/><text:tab/>AVLNode));</text:p>
      <text:p text:style-name="P76"/>
      <text:p text:style-name="P76"><text:tab/>if (NULL == copyKey || NULL == newNode)</text:p>
      <text:p text:style-name="P76"><text:tab/>{ return INSERT_FAIL; }</text:p>
      <text:p text:style-name="P76"/>
      <text:p text:style-name="P76"><text:tab/>copyKey-&gt;port<text:tab/>= key-&gt;port;</text:p>
      <text:p text:style-name="P76"><text:tab/>copyKey-&gt;ip <text:tab/>= key-&gt;ip;</text:p>
      <text:p text:style-name="P76"><text:tab/>newNode-&gt;key <text:tab/>= copyKey;</text:p>
      <text:p text:style-name="P76"/>
      <text:p text:style-name="P76"><text:tab/>root = insertAVLByNode(root, newNode);</text:p>
      <text:p text:style-name="P76"/>
      <text:p text:style-name="P76"><text:tab/>return INSERT_SUCCESS;</text:p>
      <text:p text:style-name="P76">}</text:p>
      <text:p text:style-name="P76"/>
      <text:p text:style-name="P76">char findAVLTree(Key* key) {</text:p>
      <text:p text:style-name="P76"><text:tab/>if (NULL == key) { return FIND_FAIL; }</text:p>
      <text:p text:style-name="P76"/>
      <text:p text:style-name="P76"><text:tab/>AVLNode* result = findAVLNode(root, key);</text:p>
      <text:p text:style-name="P76"/>
      <text:p text:style-name="P76"><text:tab/>return NULL == result ? FIND_FAIL : FIND_SUCCESS;</text:p>
      <text:p text:style-name="P76">}</text:p>
      <text:p text:style-name="P76"/>
      <text:p text:style-name="P76">char alterAVLTree(Key* source, Key* target) {</text:p>
      <text:p text:style-name="P76"><text:tab/>if (NULL == source || NULL == root)</text:p>
      <text:p text:style-name="P76"><text:tab/>{ return ALTER_FAIL; }</text:p>
      <text:p text:style-name="P76"/>
      <text:p text:style-name="P76"><text:tab/>AVLNode* srcNode;</text:p>
      <text:p text:style-name="P76"><text:tab/>void deleteOp(AVLNode * toDelete) {</text:p>
      <text:p text:style-name="P76"><text:tab/><text:tab/>srcNode = toDelete;</text:p>
      <text:p text:style-name="P76"><text:tab/>}</text:p>
      <text:p text:style-name="P76"/>
      <text:p text:style-name="P76"><text:tab/>root = removeAVLNode(root, source, &amp;deleteOp);</text:p>
      <text:p text:style-name="P76"/>
      <text:p text:style-name="P76"><text:tab/>if (NULL == target) {</text:p>
      <text:p text:style-name="P76"><text:tab/><text:tab/>removeVar((char*) srcNode-&gt;key);</text:p>
      <text:p text:style-name="P76"><text:tab/><text:tab/>removeVar((char*) srcNode);</text:p>
      <text:p text:style-name="P76"><text:tab/><text:tab/>return REMOVE_SUCCESS;</text:p>
      <text:p text:style-name="P76"><text:soft-page-break/><text:tab/>}</text:p>
      <text:p text:style-name="P76"/>
      <text:p text:style-name="P76"><text:tab/>srcNode-&gt;key-&gt;ip = target-&gt;ip;</text:p>
      <text:p text:style-name="P76"><text:tab/>srcNode-&gt;key-&gt;port = target-&gt;port;</text:p>
      <text:p text:style-name="P76"><text:tab/>srcNode-&gt;left = NULL;</text:p>
      <text:p text:style-name="P76"><text:tab/>srcNode-&gt;right = NULL;</text:p>
      <text:p text:style-name="P76"/>
      <text:p text:style-name="P76"><text:tab/>root = insertAVLByNode(root, srcNode);</text:p>
      <text:p text:style-name="P76"/>
      <text:p text:style-name="P76"><text:tab/>return ALTER_SUCCESS;</text:p>
      <text:p text:style-name="P76">}</text:p>
      <text:p text:style-name="P76"/>
      <text:p text:style-name="P76">char initAVLTree(int size) {</text:p>
      <text:p text:style-name="P76"><text:tab/>root = NULL;</text:p>
      <text:p text:style-name="P76"><text:tab/>int variablesSize[2] = {sizeof(Key), sizeof(AVLNode)};</text:p>
      <text:p text:style-name="P76"><text:tab/>int variablesCount[2] = {size, size};</text:p>
      <text:p text:style-name="P76"><text:tab/>char subheapCount = 2;</text:p>
      <text:p text:style-name="P76"/>
      <text:p text:style-name="P76"><text:tab/>char result = init(variablesSize, variablesCount, subheapCount);</text:p>
      <text:p text:style-name="P76"/>
      <text:p text:style-name="P76"><text:tab/>return (INITIAL_SUCCESS == result) ? HASH_TABLE_INIT_SUCCESS :</text:p>
      <text:p text:style-name="P76"><text:tab/><text:tab/> <text:s text:c="2"/>HASH_TABLE_INIT_FAIL;</text:p>
      <text:p text:style-name="P76">}</text:p>
      <text:p text:style-name="P65">3) Двоичное дерево</text:p>
      <text:p text:style-name="P64"><text:span text:style-name="T17">Служебная библиотека:</text:span></text:p>
      <text:p text:style-name="P76">BNode* findBNodeInsideRoot(BNode* root, Key* key) {</text:p>
      <text:p text:style-name="P76"><text:tab/>if (NULL == key) { return NULL; }</text:p>
      <text:p text:style-name="P76"/>
      <text:p text:style-name="P76"><text:tab/>BNode* currentNode = root;</text:p>
      <text:p text:style-name="P76"/>
      <text:p text:style-name="P76"><text:tab/>while (NULL != currentNode) {</text:p>
      <text:p text:style-name="P76"><text:tab/><text:tab/>switch (compareKeys(currentNode-&gt;key, key)) {</text:p>
      <text:p text:style-name="P76"><text:tab/><text:tab/>case 1:</text:p>
      <text:p text:style-name="P76"><text:tab/><text:tab/><text:tab/>currentNode = currentNode-&gt;left;</text:p>
      <text:p text:style-name="P76"><text:tab/><text:tab/><text:tab/>break;</text:p>
      <text:p text:style-name="P76"/>
      <text:p text:style-name="P76"><text:tab/><text:tab/>case -1:</text:p>
      <text:p text:style-name="P76"><text:tab/><text:tab/><text:tab/>currentNode = currentNode-&gt;right;</text:p>
      <text:p text:style-name="P76"><text:tab/><text:tab/><text:tab/>break;</text:p>
      <text:p text:style-name="P76"/>
      <text:p text:style-name="P76"><text:tab/><text:tab/>case 0:</text:p>
      <text:p text:style-name="P76"><text:tab/><text:tab/><text:tab/>return currentNode;</text:p>
      <text:p text:style-name="P76"><text:tab/><text:tab/><text:tab/>break;</text:p>
      <text:p text:style-name="P76"><text:tab/><text:tab/>}</text:p>
      <text:p text:style-name="P76"><text:tab/>}</text:p>
      <text:p text:style-name="P76"/>
      <text:p text:style-name="P76"><text:tab/>return NULL;</text:p>
      <text:p text:style-name="P76">}</text:p>
      <text:p text:style-name="P76"/>
      <text:p text:style-name="P76">char insertBNodeInsideRoot(BNode* root, BNode* target) {</text:p>
      <text:p text:style-name="P76"><text:tab/>BNode* currentNode = root;</text:p>
      <text:p text:style-name="P76"/>
      <text:p text:style-name="P76"><text:tab/>while (NULL != currentNode) {</text:p>
      <text:p text:style-name="P76"><text:tab/><text:tab/>switch (compareKeys(currentNode-&gt;key, target-&gt;key)) {</text:p>
      <text:p text:style-name="P76"><text:tab/><text:tab/>case 1:</text:p>
      <text:p text:style-name="P76"><text:tab/><text:tab/><text:tab/>if (NULL == currentNode-&gt;left) {</text:p>
      <text:p text:style-name="P76"><text:tab/><text:tab/><text:tab/><text:tab/>currentNode-&gt;left = target;</text:p>
      <text:p text:style-name="P76"><text:tab/><text:tab/><text:tab/><text:tab/>return TREE_INSERT_OK;</text:p>
      <text:p text:style-name="P76"><text:tab/><text:tab/><text:tab/>}</text:p>
      <text:p text:style-name="P76"/>
      <text:p text:style-name="P76"><text:soft-page-break/><text:tab/><text:tab/><text:tab/>currentNode = currentNode-&gt;left;</text:p>
      <text:p text:style-name="P76"><text:tab/><text:tab/><text:tab/>break;</text:p>
      <text:p text:style-name="P76"/>
      <text:p text:style-name="P76"><text:tab/><text:tab/>case -1:</text:p>
      <text:p text:style-name="P76"><text:tab/><text:tab/><text:tab/>if (NULL == currentNode-&gt;right) {</text:p>
      <text:p text:style-name="P76"><text:tab/><text:tab/><text:tab/><text:tab/>currentNode-&gt;right = target;</text:p>
      <text:p text:style-name="P76"><text:tab/><text:tab/><text:tab/><text:tab/>return TREE_INSERT_OK;</text:p>
      <text:p text:style-name="P76"><text:tab/><text:tab/><text:tab/>}</text:p>
      <text:p text:style-name="P76"/>
      <text:p text:style-name="P76"><text:tab/><text:tab/><text:tab/>currentNode = currentNode-&gt;right;</text:p>
      <text:p text:style-name="P76"><text:tab/><text:tab/><text:tab/>break;</text:p>
      <text:p text:style-name="P76"/>
      <text:p text:style-name="P76"><text:tab/><text:tab/>case 0:</text:p>
      <text:p text:style-name="P76"><text:tab/><text:tab/><text:tab/>return TREE_INSERT_NOT_UNIQ;</text:p>
      <text:p text:style-name="P76"><text:tab/><text:tab/><text:tab/>break;</text:p>
      <text:p text:style-name="P76"><text:tab/><text:tab/>}</text:p>
      <text:p text:style-name="P76"><text:tab/>}</text:p>
      <text:p text:style-name="P76"/>
      <text:p text:style-name="P76"><text:tab/>return -5;</text:p>
      <text:p text:style-name="P76">}</text:p>
      <text:p text:style-name="P76"/>
      <text:p text:style-name="P76">BNode** getBNodeParentAnFindTarget(BNode* root, Key* key) {</text:p>
      <text:p text:style-name="P76"><text:tab/>BNode** currentParentPointer = NULL;</text:p>
      <text:p text:style-name="P76"><text:tab/>BNode* currentChild = NULL;</text:p>
      <text:p text:style-name="P76"/>
      <text:p text:style-name="P76"><text:tab/>//Return if root == target</text:p>
      <text:p text:style-name="P76"><text:tab/>switch (compareKeys(root-&gt;key, key)) {</text:p>
      <text:p text:style-name="P76"><text:tab/>case <text:s text:c="3"/>1:</text:p>
      <text:p text:style-name="P76"><text:tab/><text:tab/>currentParentPointer = &amp;root-&gt;left;</text:p>
      <text:p text:style-name="P76"><text:tab/><text:tab/>break;</text:p>
      <text:p text:style-name="P76"/>
      <text:p text:style-name="P76"><text:tab/>case <text:s text:c="2"/>-1:</text:p>
      <text:p text:style-name="P76"><text:tab/><text:tab/>currentParentPointer = &amp;root-&gt;right;</text:p>
      <text:p text:style-name="P76"><text:tab/><text:tab/>break;</text:p>
      <text:p text:style-name="P76"/>
      <text:p text:style-name="P76"><text:tab/>case <text:s text:c="3"/>0:</text:p>
      <text:p text:style-name="P76"><text:tab/><text:tab/>return NULL;</text:p>
      <text:p text:style-name="P76"><text:tab/><text:tab/>break;</text:p>
      <text:p text:style-name="P76"/>
      <text:p text:style-name="P76"><text:tab/>default <text:s/>:</text:p>
      <text:p text:style-name="P76"><text:tab/><text:tab/>printf("%s", "Compare error #10\n");</text:p>
      <text:p text:style-name="P76"><text:tab/>}</text:p>
      <text:p text:style-name="P76"/>
      <text:p text:style-name="P76"><text:tab/>currentChild = *currentParentPointer;</text:p>
      <text:p text:style-name="P76"/>
      <text:p text:style-name="P76"><text:tab/>while (NULL != (currentChild = *currentParentPointer)) {</text:p>
      <text:p text:style-name="P76"><text:tab/><text:tab/>switch (compareKeys(currentChild-&gt;key, key)) {</text:p>
      <text:p text:style-name="P76"><text:tab/><text:tab/>case 1:</text:p>
      <text:p text:style-name="P76"><text:tab/><text:tab/><text:tab/>currentParentPointer = &amp;currentChild-&gt;left;</text:p>
      <text:p text:style-name="P76"><text:tab/><text:tab/><text:tab/>break;</text:p>
      <text:p text:style-name="P76"/>
      <text:p text:style-name="P76"><text:tab/><text:tab/>case -1:</text:p>
      <text:p text:style-name="P76"><text:tab/><text:tab/><text:tab/>currentParentPointer = &amp;currentChild-&gt;right;</text:p>
      <text:p text:style-name="P76"><text:tab/><text:tab/><text:tab/>break;</text:p>
      <text:p text:style-name="P76"/>
      <text:p text:style-name="P76"><text:tab/><text:tab/>case 0:</text:p>
      <text:p text:style-name="P76"><text:tab/><text:tab/><text:tab/>return currentParentPointer;</text:p>
      <text:p text:style-name="P76"><text:tab/><text:tab/><text:tab/>break;</text:p>
      <text:p text:style-name="P76"/>
      <text:p text:style-name="P76"><text:tab/><text:tab/>default:</text:p>
      <text:p text:style-name="P76"><text:soft-page-break/><text:tab/><text:tab/><text:tab/>printf("%s", "Compare error #11\n");</text:p>
      <text:p text:style-name="P76"><text:tab/><text:tab/>}</text:p>
      <text:p text:style-name="P76"/>
      <text:p text:style-name="P76"><text:tab/>}</text:p>
      <text:p text:style-name="P76"/>
      <text:p text:style-name="P76"><text:tab/>return NULL;</text:p>
      <text:p text:style-name="P76">}</text:p>
      <text:p text:style-name="P76"/>
      <text:p text:style-name="P76">BNode** getBNodeParentOfLefter(BNode* root) {</text:p>
      <text:p text:style-name="P76"><text:tab/>BNode** currentParentPointer = NULL;</text:p>
      <text:p text:style-name="P76"><text:tab/>BNode* currentChild = NULL;</text:p>
      <text:p text:style-name="P76"/>
      <text:p text:style-name="P76"><text:tab/>if ((NULL == root)</text:p>
      <text:p text:style-name="P76"><text:tab/><text:tab/><text:tab/>|| (NULL == (currentParentPointer = &amp;root-&gt;left))</text:p>
      <text:p text:style-name="P76"><text:tab/><text:tab/><text:tab/>|| (NULL == (currentChild = *currentParentPointer))) { return NULL; }</text:p>
      <text:p text:style-name="P76"/>
      <text:p text:style-name="P76"/>
      <text:p text:style-name="P76"><text:tab/>while (NULL != currentChild-&gt;left) {</text:p>
      <text:p text:style-name="P76"><text:tab/><text:tab/>currentParentPointer = &amp;currentChild-&gt;left;</text:p>
      <text:p text:style-name="P76"><text:tab/><text:tab/>currentChild = *currentParentPointer;</text:p>
      <text:p text:style-name="P76"><text:tab/>}</text:p>
      <text:p text:style-name="P76"/>
      <text:p text:style-name="P76"><text:tab/>return currentParentPointer;</text:p>
      <text:p text:style-name="P76">}</text:p>
      <text:p text:style-name="P76"/>
      <text:p text:style-name="P76">BNode* deleteBNodeFromRoot(BNode* root, Key* key, <text:s/>void (*deleteOp)(BNode*), char* status) {</text:p>
      <text:p text:style-name="P76"><text:tab/>if (NULL == root || NULL == key) { return root; }</text:p>
      <text:p text:style-name="P76"/>
      <text:p text:style-name="P76"><text:tab/>BNode* target = root;</text:p>
      <text:p text:style-name="P76"><text:tab/>BNode** <text:s text:c="2"/>parentPointerTarget;</text:p>
      <text:p text:style-name="P76"/>
      <text:p text:style-name="P76"><text:tab/>if (0 == compareKeys(target-&gt;key, key)) {</text:p>
      <text:p text:style-name="P76"><text:tab/><text:tab/>if ((NULL == target-&gt;left) &amp;&amp; (NULL == target-&gt;right)) {</text:p>
      <text:p text:style-name="P76"><text:tab/><text:tab/><text:tab/>root = NULL;</text:p>
      <text:p text:style-name="P76"/>
      <text:p text:style-name="P76"><text:tab/><text:tab/>} else if (NULL == target-&gt;left) {</text:p>
      <text:p text:style-name="P76"><text:tab/><text:tab/><text:tab/>root = target-&gt;right;</text:p>
      <text:p text:style-name="P76"/>
      <text:p text:style-name="P76"><text:tab/><text:tab/>} else if (NULL == target-&gt;right) {</text:p>
      <text:p text:style-name="P76"><text:tab/><text:tab/><text:tab/>root = target-&gt;left;</text:p>
      <text:p text:style-name="P76"/>
      <text:p text:style-name="P76"><text:tab/><text:tab/>} else {</text:p>
      <text:p text:style-name="P76"><text:tab/><text:tab/><text:tab/>BNode*<text:tab/>successor = NULL;</text:p>
      <text:p text:style-name="P76"><text:tab/><text:tab/><text:tab/>BNode** successorParentPointer = getBNodeParentOfLefter(target-&gt;right);</text:p>
      <text:p text:style-name="P76"/>
      <text:p text:style-name="P76"><text:tab/><text:tab/><text:tab/>if (NULL == successorParentPointer) {</text:p>
      <text:p text:style-name="P76"><text:tab/><text:tab/><text:tab/><text:tab/>successor = target-&gt;right;</text:p>
      <text:p text:style-name="P76"><text:tab/><text:tab/><text:tab/><text:tab/>successor-&gt;left = target-&gt;left;</text:p>
      <text:p text:style-name="P76"><text:tab/><text:tab/><text:tab/><text:tab/>root = successor;</text:p>
      <text:p text:style-name="P76"/>
      <text:p text:style-name="P76"><text:tab/><text:tab/><text:tab/>} else {</text:p>
      <text:p text:style-name="P76"><text:tab/><text:tab/><text:tab/><text:tab/>successor = *successorParentPointer;</text:p>
      <text:p text:style-name="P76"><text:tab/><text:tab/><text:tab/><text:tab/>*successorParentPointer = successor-&gt;right;</text:p>
      <text:p text:style-name="P76"><text:tab/><text:tab/><text:tab/><text:tab/>successor-&gt;right = target-&gt;right;</text:p>
      <text:p text:style-name="P76"><text:tab/><text:tab/><text:tab/><text:tab/>successor-&gt;left = target-&gt;left;</text:p>
      <text:p text:style-name="P76"><text:tab/><text:tab/><text:tab/><text:tab/>root = successor;</text:p>
      <text:p text:style-name="P76"><text:tab/><text:tab/><text:tab/>}</text:p>
      <text:p text:style-name="P76"><text:soft-page-break/><text:tab/><text:tab/>}</text:p>
      <text:p text:style-name="P76"/>
      <text:p text:style-name="P76"><text:tab/>} else {</text:p>
      <text:p text:style-name="P76"><text:tab/><text:tab/>parentPointerTarget = getBNodeParentAnFindTarget(root, key);</text:p>
      <text:p text:style-name="P76"/>
      <text:p text:style-name="P76"><text:tab/><text:tab/>if (NULL == parentPointerTarget) {</text:p>
      <text:p text:style-name="P76"><text:tab/><text:tab/><text:tab/>printf("%s", "Not found\n");</text:p>
      <text:p text:style-name="P76"><text:tab/><text:tab/><text:tab/>*status = B_TREE_NOT_FOUND;</text:p>
      <text:p text:style-name="P76"><text:tab/><text:tab/><text:tab/>return root;</text:p>
      <text:p text:style-name="P76"><text:tab/><text:tab/>}</text:p>
      <text:p text:style-name="P76"/>
      <text:p text:style-name="P76"><text:tab/><text:tab/>target = *parentPointerTarget;</text:p>
      <text:p text:style-name="P76"/>
      <text:p text:style-name="P76"/>
      <text:p text:style-name="P76"><text:tab/><text:tab/>if ((NULL == target-&gt;left) &amp;&amp; (NULL == target-&gt;right)) {</text:p>
      <text:p text:style-name="P76"><text:tab/><text:tab/><text:tab/>*parentPointerTarget = NULL;</text:p>
      <text:p text:style-name="P76"/>
      <text:p text:style-name="P76"><text:tab/><text:tab/>} else if (NULL == target-&gt;left) {</text:p>
      <text:p text:style-name="P76"><text:tab/><text:tab/><text:tab/>*parentPointerTarget = target-&gt;right;</text:p>
      <text:p text:style-name="P76"/>
      <text:p text:style-name="P76"><text:tab/><text:tab/>} else if (NULL == target-&gt;right) {</text:p>
      <text:p text:style-name="P76"><text:tab/><text:tab/><text:tab/>*parentPointerTarget = target-&gt;left;</text:p>
      <text:p text:style-name="P76"/>
      <text:p text:style-name="P76"><text:tab/><text:tab/>} else {</text:p>
      <text:p text:style-name="P76"><text:tab/><text:tab/><text:tab/>BNode*<text:tab/>successor = NULL;</text:p>
      <text:p text:style-name="P76"><text:tab/><text:tab/><text:tab/>BNode** successorParentPointer = getBNodeParentOfLefter(target-&gt;right);</text:p>
      <text:p text:style-name="P76"/>
      <text:p text:style-name="P76"><text:tab/><text:tab/><text:tab/>if (NULL == successorParentPointer) {</text:p>
      <text:p text:style-name="P76"><text:tab/><text:tab/><text:tab/><text:tab/>successor = target-&gt;right;</text:p>
      <text:p text:style-name="P76"/>
      <text:p text:style-name="P76"><text:tab/><text:tab/><text:tab/>} else {</text:p>
      <text:p text:style-name="P76"><text:tab/><text:tab/><text:tab/><text:tab/>successor = *successorParentPointer;</text:p>
      <text:p text:style-name="P76"><text:tab/><text:tab/><text:tab/><text:tab/>*successorParentPointer = successor-&gt;right;</text:p>
      <text:p text:style-name="P76"><text:tab/><text:tab/><text:tab/><text:tab/>successor-&gt;right = target-&gt;right;</text:p>
      <text:p text:style-name="P76"><text:tab/><text:tab/><text:tab/>}</text:p>
      <text:p text:style-name="P76"/>
      <text:p text:style-name="P76"><text:tab/><text:tab/><text:tab/>successor-&gt;left = target-&gt;left;</text:p>
      <text:p text:style-name="P76"><text:tab/><text:tab/><text:tab/>*parentPointerTarget = successor;</text:p>
      <text:p text:style-name="P76"><text:tab/><text:tab/>}</text:p>
      <text:p text:style-name="P76"><text:tab/>}</text:p>
      <text:p text:style-name="P76"/>
      <text:p text:style-name="P76"><text:tab/>*status = B_TREE_REMOVE_SUCCESS;</text:p>
      <text:p text:style-name="P76"><text:tab/>deleteOp(target);</text:p>
      <text:p text:style-name="P76"/>
      <text:p text:style-name="P76"><text:tab/>return root;</text:p>
      <text:p text:style-name="P76">}</text:p>
      <text:p text:style-name="P62">Верхний слой:</text:p>
      <text:p text:style-name="P77">BNode* root;</text:p>
      <text:p text:style-name="P77"/>
      <text:p text:style-name="P77">char insertBTree(Key* key) {</text:p>
      <text:p text:style-name="P77"><text:tab/>if (NULL == key)</text:p>
      <text:p text:style-name="P77"><text:tab/>{ return INSERT_FAIL; }</text:p>
      <text:p text:style-name="P77"/>
      <text:p text:style-name="P77"><text:tab/>Key* copyKey = (Key*) allocate(sizeof(Key));</text:p>
      <text:p text:style-name="P77"><text:tab/>BNode* newNode = (BNode*) allocate(sizeof(BNode));</text:p>
      <text:p text:style-name="P77"/>
      <text:p text:style-name="P77"><text:tab/>if (NULL == copyKey || NULL == newNode)</text:p>
      <text:p text:style-name="P77"><text:tab/>{ return INSERT_FAIL; }</text:p>
      <text:p text:style-name="P77"/>
      <text:p text:style-name="P77"><text:soft-page-break/><text:tab/>copyKey-&gt;port<text:tab/>= key-&gt;port;</text:p>
      <text:p text:style-name="P77"><text:tab/>copyKey-&gt;ip <text:tab/>= key-&gt;ip;</text:p>
      <text:p text:style-name="P77"><text:tab/>newNode-&gt;key <text:tab/>= copyKey;</text:p>
      <text:p text:style-name="P77"/>
      <text:p text:style-name="P77"><text:tab/>if (NULL == root) {</text:p>
      <text:p text:style-name="P77"><text:tab/><text:tab/>root = newNode;</text:p>
      <text:p text:style-name="P77"/>
      <text:p text:style-name="P77"><text:tab/>} else {</text:p>
      <text:p text:style-name="P77"><text:tab/><text:tab/>char result = insertBNodeInsideRoot(root, newNode);</text:p>
      <text:p text:style-name="P77"/>
      <text:p text:style-name="P77"><text:tab/><text:tab/>if (TREE_INSERT_OK != result) {</text:p>
      <text:p text:style-name="P77"><text:tab/><text:tab/><text:tab/>printf("%s", "B tree insert error\n");</text:p>
      <text:p text:style-name="P77"><text:tab/><text:tab/><text:tab/>removeVar((char*) copyKey);</text:p>
      <text:p text:style-name="P77"><text:tab/><text:tab/><text:tab/>removeVar((char*) newNode);</text:p>
      <text:p text:style-name="P77"><text:tab/><text:tab/><text:tab/>return INSERT_FAIL;</text:p>
      <text:p text:style-name="P77"><text:tab/><text:tab/>}</text:p>
      <text:p text:style-name="P77"><text:tab/>}</text:p>
      <text:p text:style-name="P77"/>
      <text:p text:style-name="P77"><text:tab/>return INSERT_SUCCESS;</text:p>
      <text:p text:style-name="P77">}</text:p>
      <text:p text:style-name="P77"/>
      <text:p text:style-name="P77">char findBTree(Key* key) {</text:p>
      <text:p text:style-name="P77"><text:tab/>if (NULL == key) { return FIND_FAIL; }</text:p>
      <text:p text:style-name="P77"/>
      <text:p text:style-name="P77"><text:tab/>BNode* result = findBNodeInsideRoot(root, key);</text:p>
      <text:p text:style-name="P77"/>
      <text:p text:style-name="P77"><text:tab/>return NULL == result ? FIND_FAIL : FIND_SUCCESS;</text:p>
      <text:p text:style-name="P77">}</text:p>
      <text:p text:style-name="P77"/>
      <text:p text:style-name="P77">char alterBTree(Key* source, Key* target) {</text:p>
      <text:p text:style-name="P77"><text:tab/>if (NULL == source || NULL == root)</text:p>
      <text:p text:style-name="P77"><text:tab/>{ return ALTER_FAIL; }</text:p>
      <text:p text:style-name="P77"/>
      <text:p text:style-name="P77"><text:tab/>BNode* srcNode;</text:p>
      <text:p text:style-name="P77"><text:tab/>void deleteOp(BNode * toDelete) {</text:p>
      <text:p text:style-name="P77"><text:tab/><text:tab/>srcNode = toDelete;</text:p>
      <text:p text:style-name="P77"><text:tab/>}</text:p>
      <text:p text:style-name="P77"><text:tab/>char removeStatus;</text:p>
      <text:p text:style-name="P77"><text:tab/>root = deleteBNodeFromRoot(root, source, &amp;deleteOp, &amp;removeStatus);</text:p>
      <text:p text:style-name="P77"/>
      <text:p text:style-name="P77"><text:tab/>if (NULL == target) {</text:p>
      <text:p text:style-name="P77"><text:tab/><text:tab/>removeVar((char*) srcNode-&gt;key);</text:p>
      <text:p text:style-name="P77"><text:tab/><text:tab/>removeVar((char*) srcNode);</text:p>
      <text:p text:style-name="P77"><text:tab/><text:tab/>return REMOVE_SUCCESS;</text:p>
      <text:p text:style-name="P77"><text:tab/>}</text:p>
      <text:p text:style-name="P77"/>
      <text:p text:style-name="P77"><text:tab/>srcNode-&gt;key-&gt;ip = target-&gt;ip;</text:p>
      <text:p text:style-name="P77"><text:tab/>srcNode-&gt;key-&gt;port = target-&gt;port;</text:p>
      <text:p text:style-name="P77"><text:tab/>srcNode-&gt;left = NULL;</text:p>
      <text:p text:style-name="P77"><text:tab/>srcNode-&gt;right = NULL;</text:p>
      <text:p text:style-name="P77"/>
      <text:p text:style-name="P77"><text:tab/>char insertResult = insertBNodeInsideRoot(root, srcNode);</text:p>
      <text:p text:style-name="P77"><text:tab/>return TREE_INSERT_OK == insertResult ? ALTER_SUCCESS : ALTER_FAIL;</text:p>
      <text:p text:style-name="P77">}</text:p>
      <text:p text:style-name="P77"/>
      <text:p text:style-name="P77"/>
      <text:p text:style-name="P77">char initBTree(int size) {</text:p>
      <text:p text:style-name="P77"><text:tab/>root = NULL;</text:p>
      <text:p text:style-name="P77"><text:tab/>int variablesSize[2] = {sizeof(Key), sizeof(BNode)};</text:p>
      <text:p text:style-name="P77"><text:tab/>int variablesCount[2] = {size, size};</text:p>
      <text:p text:style-name="P77"><text:soft-page-break/><text:tab/>char subheapCount = 2;</text:p>
      <text:p text:style-name="P77"/>
      <text:p text:style-name="P77"><text:tab/>char result = init(variablesSize, variablesCount, subheapCount);</text:p>
      <text:p text:style-name="P77"/>
      <text:p text:style-name="P77"><text:tab/>return (INITIAL_SUCCESS == result) ? HASH_TABLE_INIT_SUCCESS :</text:p>
      <text:p text:style-name="P77"><text:tab/><text:tab/> <text:s text:c="2"/>HASH_TABLE_INIT_FAIL;</text:p>
      <text:p text:style-name="P77">}</text:p>
      <text:p text:style-name="P83">Пакет: <text:span text:style-name="T2">анализатор сетевого шлюза</text:span></text:p>
      <text:p text:style-name="P12">Содержание компонентов:</text:p>
      <text:p text:style-name="P12">1) <text:span text:style-name="T3">Генератор ключей</text:span>.</text:p>
      <text:p text:style-name="P12">2) <text:span text:style-name="T10">Ложные передатчики</text:span>.</text:p>
      <text:p text:style-name="P12">3) <text:span text:style-name="T10">Обработчик сообщений</text:span>.</text:p>
      <text:p text:style-name="P50">4) Клиент-сервер</text:p>
      <text:p text:style-name="P35"><text:span text:style-name="T22">5</text:span>) Анализатор <text:span text:style-name="T24">сетевого шлюза</text:span>.</text:p>
      <text:p text:style-name="P35"/>
      <text:p text:style-name="P13">1) <text:span text:style-name="T3">Генератор ключей</text:span></text:p>
      <text:p text:style-name="P26">Цель: <text:span text:style-name="T18">Генерирование уникальных ключей</text:span></text:p>
      <text:p text:style-name="P26">Как: <text:span text:style-name="T18">Генерирование 4-ех и 2-ух байтовых переменных, проверка на уникальность массива. </text:span></text:p>
      <text:p text:style-name="P26"/>
      <text:p text:style-name="P26">Проверка: <text:span text:style-name="T19">Пограничный проверки уникальных и не уникальных массивов.</text:span></text:p>
      <text:p text:style-name="P26">Код:</text:p>
      <text:p text:style-name="P78">char isUniq(Key* key, Key* keys, int length) {</text:p>
      <text:p text:style-name="P78"><text:tab/>while (0 &lt; --length)</text:p>
      <text:p text:style-name="P78"><text:tab/><text:tab/>if (0 == compareKeys(key, &amp;keys[length]))</text:p>
      <text:p text:style-name="P78"><text:tab/><text:tab/>{ return 1; }</text:p>
      <text:p text:style-name="P78"/>
      <text:p text:style-name="P78"><text:tab/>return 0;</text:p>
      <text:p text:style-name="P78">}</text:p>
      <text:p text:style-name="P78"/>
      <text:p text:style-name="P78">void generateKey(Key* key) {</text:p>
      <text:p text:style-name="P78"><text:tab/>key-&gt;ip = generateInt();</text:p>
      <text:p text:style-name="P78"><text:tab/>key-&gt;port = generateShort();</text:p>
      <text:p text:style-name="P78">}</text:p>
      <text:p text:style-name="P78"/>
      <text:p text:style-name="P78">void generateUniqKey(Key* key, Key* keys,</text:p>
      <text:p text:style-name="P78"><text:tab/><text:tab/><text:tab/><text:tab/><text:tab/> int length) {</text:p>
      <text:p text:style-name="P78"/>
      <text:p text:style-name="P78"><text:tab/>Key bufferKey;</text:p>
      <text:p text:style-name="P78"/>
      <text:p text:style-name="P78"><text:tab/>do {</text:p>
      <text:p text:style-name="P78"><text:tab/><text:tab/>generateKey(&amp;bufferKey);</text:p>
      <text:p text:style-name="P78"><text:tab/>} while (1 == isUniq(&amp;bufferKey, keys, length));</text:p>
      <text:p text:style-name="P78"/>
      <text:p text:style-name="P78"><text:tab/>key-&gt;port = bufferKey.port;</text:p>
      <text:p text:style-name="P78"><text:tab/>key-&gt;ip = bufferKey.ip;</text:p>
      <text:p text:style-name="P78">}</text:p>
      <text:p text:style-name="P78"/>
      <text:p text:style-name="P78">void generateUniqKeys(Key* keys, int length) {</text:p>
      <text:p text:style-name="P78"><text:tab/>generateKey(&amp;keys[0]);</text:p>
      <text:p text:style-name="P78"/>
      <text:p text:style-name="P78"><text:tab/>int count = 0;</text:p>
      <text:p text:style-name="P78"/>
      <text:p text:style-name="P78"><text:tab/>while (++count &lt; length) {</text:p>
      <text:p text:style-name="P78"><text:tab/><text:tab/>generateUniqKey(&amp;keys[count], keys, count);</text:p>
      <text:p text:style-name="P78"><text:tab/>}</text:p>
      <text:p text:style-name="P78"><text:soft-page-break/>}</text:p>
      <text:p text:style-name="P14">2) <text:span text:style-name="T10">Ложные передатчики</text:span></text:p>
      <text:p text:style-name="P27">Цель: <text:span text:style-name="T19">Эмулировать сообщения от передатчиков</text:span></text:p>
      <text:p text:style-name="P27">Как: <text:span text:style-name="T19">Инициализация уникальных передатчиков, упаковка в байтовый массив, на основнии ключа = передатчика.<text:tab/> </text:span></text:p>
      <text:p text:style-name="P27"/>
      <text:p text:style-name="P28">Проверка: <text:span text:style-name="T20">Проверка генерации на основании известнвх передатчиков. (методы </text:span><text:span text:style-name="T15">setTransmitters - </text:span><text:span text:style-name="T16">служебный)</text:span><text:span text:style-name="T15"> </text:span></text:p>
      <text:p text:style-name="P28">Код:</text:p>
      <text:p text:style-name="P78">Key staticTransmitters[TRANSMITTERS_COUNT];</text:p>
      <text:p text:style-name="P78">Key* transmitters = staticTransmitters;</text:p>
      <text:p text:style-name="P78">unsigned int size = TRANSMITTERS_COUNT;</text:p>
      <text:p text:style-name="P78"/>
      <text:p text:style-name="P78">Key* getTransmitters() { return transmitters; }</text:p>
      <text:p text:style-name="P78"/>
      <text:p text:style-name="P78">void setTransmitters(Key* newTransmitters,</text:p>
      <text:p text:style-name="P78"><text:tab/><text:tab/><text:tab/><text:tab/><text:tab/> unsigned int newSize) {</text:p>
      <text:p text:style-name="P78"><text:tab/>transmitters = newTransmitters;</text:p>
      <text:p text:style-name="P78"><text:tab/>size = newSize;</text:p>
      <text:p text:style-name="P78">}</text:p>
      <text:p text:style-name="P78"/>
      <text:p text:style-name="P78">/* Сгенерировать сообщение (на клиенте)</text:p>
      <text:p text:style-name="P78"><text:s/>* 1) установить тип сообщения, как обычное (измерить время поиска)</text:p>
      <text:p text:style-name="P78"><text:s/>* 2) получить случайный передатчик</text:p>
      <text:p text:style-name="P78"><text:s/>* 3) установить данные передатчика в сообщение</text:p>
      <text:p text:style-name="P78"><text:s/>* 4) если входной параметр (итерация) 50-ая, то изменить данные передатчика</text:p>
      <text:p text:style-name="P78"><text:s/>*<text:tab/><text:tab/>и записать измененые данные в сообщение</text:p>
      <text:p text:style-name="P78"><text:s/>* */</text:p>
      <text:p text:style-name="P78">void generateMessage(char* message,<text:tab/> unsigned long value) {</text:p>
      <text:p text:style-name="P78"><text:tab/>message[0] = MESSAGE_TYPE_REGULAR;</text:p>
      <text:p text:style-name="P78"><text:tab/>Key* currentKey = &amp;transmitters[generateIntByWidth(size)];</text:p>
      <text:p text:style-name="P78"><text:tab/>keyToCharArray(currentKey, &amp;message[1]);</text:p>
      <text:p text:style-name="P78"/>
      <text:p text:style-name="P78"><text:tab/>if (0 == value % TRANSMITTER_ALTER_THRESHOLD_VALUE) {</text:p>
      <text:p text:style-name="P78"><text:tab/><text:tab/>message[0] = MESSAGE_TYPE_ALTER;</text:p>
      <text:p text:style-name="P78"><text:tab/><text:tab/>generateUniqKey(currentKey, transmitters, size);</text:p>
      <text:p text:style-name="P78"><text:tab/><text:tab/>keyToCharArray(currentKey, &amp;message[7]);</text:p>
      <text:p text:style-name="P78"><text:tab/>}</text:p>
      <text:p text:style-name="P78">}</text:p>
      <text:p text:style-name="P78"/>
      <text:p text:style-name="P78">void initTransmitters() {</text:p>
      <text:p text:style-name="P78"><text:tab/>generateUniqKeys(transmitters, size);</text:p>
      <text:p text:style-name="P78">}</text:p>
      <text:p text:style-name="P15"/>
      <text:p text:style-name="P15"><text:span text:style-name="T21">3</text:span>) <text:span text:style-name="T10">Обработчик сообщений</text:span></text:p>
      <text:p text:style-name="P30">Цель: <text:span text:style-name="T22">Обработка сообщения полученного от “Ложные передатчики”</text:span></text:p>
      <text:p text:style-name="P30">Как: <text:span text:style-name="T22">Распаковка сообщение и передача результата с замером времени коллекции. </text:span></text:p>
      <text:p text:style-name="P29"/>
      <text:p text:style-name="P29">Проверка: <text:span text:style-name="T22">Проверка выполнения всех ветвей выполнения.</text:span></text:p>
      <text:p text:style-name="P29">Код:</text:p>
      <text:p text:style-name="P79">Collection collection;</text:p>
      <text:p text:style-name="P79"/>
      <text:p text:style-name="P79">void initMessageHandlerCollection(Collection* _collection) {</text:p>
      <text:p text:style-name="P79"><text:tab/>collection = *_collection;</text:p>
      <text:p text:style-name="P79">}</text:p>
      <text:p text:style-name="P79"/>
      <text:p text:style-name="P79"><text:soft-page-break/>char getMessageStatus(char* message) {</text:p>
      <text:p text:style-name="P79"><text:tab/>return *message;</text:p>
      <text:p text:style-name="P79">}</text:p>
      <text:p text:style-name="P79"/>
      <text:p text:style-name="P79">void getPrimaryKey(Key* key, char* message) {</text:p>
      <text:p text:style-name="P79"><text:tab/>charArrayToKey(key, &amp;message[1]);</text:p>
      <text:p text:style-name="P79">}</text:p>
      <text:p text:style-name="P79"/>
      <text:p text:style-name="P79">void getSecondKey(Key* key, char* message) {</text:p>
      <text:p text:style-name="P79"><text:tab/>charArrayToKey(key, &amp;message[7]);</text:p>
      <text:p text:style-name="P79">}</text:p>
      <text:p text:style-name="P79"/>
      <text:p text:style-name="P79">char handleMessage(char* message) {</text:p>
      <text:p text:style-name="P79"><text:tab/>char collectionStatus;</text:p>
      <text:p text:style-name="P79"><text:tab/>unsigned long startTime;</text:p>
      <text:p text:style-name="P79"><text:tab/>unsigned long measureTime;</text:p>
      <text:p text:style-name="P79"><text:tab/>Key primaryKey;</text:p>
      <text:p text:style-name="P79"><text:tab/>Key secondKey;</text:p>
      <text:p text:style-name="P79"/>
      <text:p text:style-name="P79"><text:tab/>getPrimaryKey(&amp;primaryKey, message);</text:p>
      <text:p text:style-name="P79"/>
      <text:p text:style-name="P79"><text:tab/>switch (getMessageStatus(message)) {</text:p>
      <text:p text:style-name="P79"/>
      <text:p text:style-name="P79"><text:tab/><text:tab/>case MESSAGE_TYPE_REGULAR: {</text:p>
      <text:p text:style-name="P79"><text:tab/><text:tab/><text:tab/><text:tab/>startTime<text:tab/><text:tab/><text:tab/>= getULongNano();</text:p>
      <text:p text:style-name="P79"><text:tab/><text:tab/><text:tab/><text:tab/>collectionStatus<text:tab/>= collection.find(&amp;primaryKey);</text:p>
      <text:p text:style-name="P79"><text:tab/><text:tab/><text:tab/><text:tab/>measureTime<text:tab/><text:tab/><text:tab/>= calcOffsetULong(startTime);</text:p>
      <text:p text:style-name="P79"/>
      <text:p text:style-name="P79"><text:tab/><text:tab/><text:tab/><text:tab/>if (FIND_SUCCESS == collectionStatus) logPrimary(measureTime);</text:p>
      <text:p text:style-name="P79"><text:tab/><text:tab/><text:tab/><text:tab/>else kLog("Unsuccess find", &amp;primaryKey);</text:p>
      <text:p text:style-name="P79"><text:tab/><text:tab/><text:tab/><text:tab/></text:p>
      <text:p text:style-name="P79"><text:tab/><text:tab/><text:tab/>}</text:p>
      <text:p text:style-name="P79"><text:tab/><text:tab/><text:tab/>break;</text:p>
      <text:p text:style-name="P79"/>
      <text:p text:style-name="P79"><text:tab/><text:tab/>case MESSAGE_TYPE_ALTER: {</text:p>
      <text:p text:style-name="P79"><text:tab/><text:tab/><text:tab/><text:tab/>getSecondKey(&amp;secondKey, message);</text:p>
      <text:p text:style-name="P79"/>
      <text:p text:style-name="P79"><text:tab/><text:tab/><text:tab/><text:tab/>startTime <text:tab/><text:tab/><text:tab/>= getULongNano();</text:p>
      <text:p text:style-name="P79"><text:tab/><text:tab/><text:tab/><text:tab/>collectionStatus <text:tab/>= collection.alter(&amp;primaryKey,</text:p>
      <text:p text:style-name="P79"><text:tab/><text:tab/><text:tab/><text:tab/><text:tab/><text:tab/><text:tab/><text:tab/><text:tab/><text:tab/><text:tab/><text:tab/><text:tab/> <text:s text:c="2"/>&amp;secondKey);</text:p>
      <text:p text:style-name="P79"><text:tab/><text:tab/><text:tab/><text:tab/>measureTime<text:tab/><text:tab/><text:tab/>= calcOffsetULong(startTime);</text:p>
      <text:p text:style-name="P79"/>
      <text:p text:style-name="P79"><text:tab/><text:tab/><text:tab/><text:tab/>if (ALTER_SUCCESS != collectionStatus) </text:p>
      <text:p text:style-name="P79"><text:tab/><text:tab/><text:tab/><text:tab/><text:tab/>dkLog("Unsuccess alter", &amp;primaryKey, &amp;secondKey);</text:p>
      <text:p text:style-name="P79"><text:tab/><text:tab/><text:tab/><text:tab/>else logSecondary(measureTime);</text:p>
      <text:p text:style-name="P79"><text:tab/><text:tab/><text:tab/><text:tab/></text:p>
      <text:p text:style-name="P79"><text:tab/><text:tab/><text:tab/>}</text:p>
      <text:p text:style-name="P79"><text:tab/><text:tab/><text:tab/>break;</text:p>
      <text:p text:style-name="P79"/>
      <text:p text:style-name="P79"><text:tab/><text:tab/>default:</text:p>
      <text:p text:style-name="P79"><text:tab/><text:tab/><text:tab/>printf("%s", "Invalid message type\n");</text:p>
      <text:p text:style-name="P79"><text:tab/><text:tab/><text:tab/>return MESSAGE_INVALID;</text:p>
      <text:p text:style-name="P79"><text:tab/>}</text:p>
      <text:p text:style-name="P79"/>
      <text:p text:style-name="P79"><text:tab/>return MESSAGE_VALID;</text:p>
      <text:p text:style-name="P79">}</text:p>
      <text:p text:style-name="P29"/>
      <text:p text:style-name="P29"/>
      <text:p text:style-name="P51"><text:soft-page-break/>4) Клиент-сервер</text:p>
      <text:p text:style-name="P31">Цель: <text:span text:style-name="T23">Создание TCP подключения, отправка/примека сообщений.</text:span></text:p>
      <text:p text:style-name="P31">Как: <text:span text:style-name="T23">Многопоточная инициализация. Прослушка гнезда. Отправка и прием байтового массива.</text:span></text:p>
      <text:p text:style-name="P31"/>
      <text:p text:style-name="P31">Проверка: <text:span text:style-name="T23">Отправка и принятия заранее известных данных.</text:span></text:p>
      <text:p text:style-name="P31">Код:</text:p>
      <text:p text:style-name="P80">void error(const char* msg) {</text:p>
      <text:p text:style-name="P80"><text:tab/>perror(msg);</text:p>
      <text:p text:style-name="P80"><text:tab/>exit(1);</text:p>
      <text:p text:style-name="P80">}</text:p>
      <text:p text:style-name="P80"/>
      <text:p text:style-name="P80">/////////SERVER//////////////</text:p>
      <text:p text:style-name="P80">#define MESSAGE_TYPE_BYTE_COUNT 1</text:p>
      <text:p text:style-name="P80">int maxMessageSize = MESSAGE_SIZE;</text:p>
      <text:p text:style-name="P80">int serverSocket;</text:p>
      <text:p text:style-name="P80">int serverConnectClientSocket;</text:p>
      <text:p text:style-name="P80"/>
      <text:p text:style-name="P80">char startServer(unsigned int port) {</text:p>
      <text:p text:style-name="P80"><text:tab/>maxMessageSize = MESSAGE_TYPE_BYTE_COUNT + 2 * sizeof(Key);</text:p>
      <text:p text:style-name="P80"/>
      <text:p text:style-name="P80"><text:tab/>socklen_t clilen;</text:p>
      <text:p text:style-name="P80"><text:tab/>struct sockaddr_in serv_addr, cli_addr;</text:p>
      <text:p text:style-name="P80"/>
      <text:p text:style-name="P80"/>
      <text:p text:style-name="P80"><text:tab/>serverSocket = socket(AF_INET, SOCK_STREAM, 0);</text:p>
      <text:p text:style-name="P80"/>
      <text:p text:style-name="P80"><text:tab/>if (serverSocket &lt; 0)</text:p>
      <text:p text:style-name="P80"><text:tab/>{ error("ERROR opening socket"); }</text:p>
      <text:p text:style-name="P80"/>
      <text:p text:style-name="P80"><text:tab/>int on = 1;</text:p>
      <text:p text:style-name="P80"><text:tab/>int status = setsockopt(serverSocket, SOL_SOCKET,</text:p>
      <text:p text:style-name="P80"><text:tab/><text:tab/><text:tab/><text:tab/><text:tab/><text:tab/><text:tab/>SO_REUSEADDR,</text:p>
      <text:p text:style-name="P80"><text:tab/><text:tab/><text:tab/><text:tab/><text:tab/><text:tab/><text:tab/>(const char*) &amp;on, sizeof(on));</text:p>
      <text:p text:style-name="P80"><text:tab/>if (-1 == status)</text:p>
      <text:p text:style-name="P80"><text:tab/>{ perror("setsockopt(...,SO_REUSEADDR,...)"); }</text:p>
      <text:p text:style-name="P80"/>
      <text:p text:style-name="P80"><text:tab/>bzero((char*) &amp;serv_addr, sizeof(serv_addr));</text:p>
      <text:p text:style-name="P80"/>
      <text:p text:style-name="P80"><text:tab/>serv_addr.sin_family = AF_INET;</text:p>
      <text:p text:style-name="P80"><text:tab/>serv_addr.sin_addr.s_addr = INADDR_ANY;</text:p>
      <text:p text:style-name="P80"><text:tab/>serv_addr.sin_port = htons(port);</text:p>
      <text:p text:style-name="P80"/>
      <text:p text:style-name="P80"><text:tab/>if (bind(serverSocket, (struct sockaddr*) &amp;serv_addr, sizeof(serv_addr)) &lt; 0)</text:p>
      <text:p text:style-name="P80"><text:tab/>{ error("ERROR on binding"); }</text:p>
      <text:p text:style-name="P80"/>
      <text:p text:style-name="P80"><text:tab/>listen(serverSocket, 1);</text:p>
      <text:p text:style-name="P80"><text:tab/>clilen = sizeof(cli_addr);</text:p>
      <text:p text:style-name="P80"/>
      <text:p text:style-name="P80"><text:tab/>serverConnectClientSocket = accept(serverSocket, (struct sockaddr*) &amp;cli_addr, <text:s/>&amp;clilen);</text:p>
      <text:p text:style-name="P80"/>
      <text:p text:style-name="P80"><text:tab/>if (serverConnectClientSocket &lt; 0)</text:p>
      <text:p text:style-name="P80"><text:tab/>{ error("ERROR on accept"); }</text:p>
      <text:p text:style-name="P80"/>
      <text:p text:style-name="P80"><text:tab/>return 0;</text:p>
      <text:p text:style-name="P80">}</text:p>
      <text:p text:style-name="P80"/>
      <text:p text:style-name="P80"><text:soft-page-break/>void readMessage(char* message) {</text:p>
      <text:p text:style-name="P80"><text:tab/>bzero(message, maxMessageSize);</text:p>
      <text:p text:style-name="P80"><text:tab/>int readStatus = read(serverConnectClientSocket,</text:p>
      <text:p text:style-name="P80"><text:tab/><text:tab/><text:tab/><text:tab/><text:tab/><text:tab/> <text:s/>message, maxMessageSize);</text:p>
      <text:p text:style-name="P80"/>
      <text:p text:style-name="P80"><text:tab/>if (readStatus &lt; 0)</text:p>
      <text:p text:style-name="P80"><text:tab/>{ error("ERROR reading from socket"); }</text:p>
      <text:p text:style-name="P80">}</text:p>
      <text:p text:style-name="P80"/>
      <text:p text:style-name="P80">void closeServer() {</text:p>
      <text:p text:style-name="P80"><text:tab/>close(serverConnectClientSocket);</text:p>
      <text:p text:style-name="P80"><text:tab/>close(serverSocket);</text:p>
      <text:p text:style-name="P80">}</text:p>
      <text:p text:style-name="P80"/>
      <text:p text:style-name="P80">/////////CLIENT//////////////</text:p>
      <text:p text:style-name="P80"/>
      <text:p text:style-name="P80">#define LOCALHOST "localhost"</text:p>
      <text:p text:style-name="P80">int clientSocket;</text:p>
      <text:p text:style-name="P80"/>
      <text:p text:style-name="P80">char startClient(unsigned int port) {</text:p>
      <text:p text:style-name="P80"><text:tab/>struct sockaddr_in serv_addr;</text:p>
      <text:p text:style-name="P80"><text:tab/>struct hostent* server;</text:p>
      <text:p text:style-name="P80"/>
      <text:p text:style-name="P80"><text:tab/>clientSocket = socket(AF_INET, SOCK_STREAM, 0);</text:p>
      <text:p text:style-name="P80"/>
      <text:p text:style-name="P80"><text:tab/>if (clientSocket &lt; 0)</text:p>
      <text:p text:style-name="P80"><text:tab/>{ error("ERROR opening socket"); }</text:p>
      <text:p text:style-name="P80"/>
      <text:p text:style-name="P80"><text:tab/>server = gethostbyname(LOCALHOST);</text:p>
      <text:p text:style-name="P80"><text:tab/>if (server == NULL) {</text:p>
      <text:p text:style-name="P80"><text:tab/><text:tab/>fprintf(stderr, "ERROR, no such host\n");</text:p>
      <text:p text:style-name="P80"><text:tab/><text:tab/>exit(0);</text:p>
      <text:p text:style-name="P80"><text:tab/>}</text:p>
      <text:p text:style-name="P80"/>
      <text:p text:style-name="P80"><text:tab/>bzero((char*) &amp;serv_addr, sizeof(serv_addr));</text:p>
      <text:p text:style-name="P80"><text:tab/>serv_addr.sin_family = AF_INET;</text:p>
      <text:p text:style-name="P80"/>
      <text:p text:style-name="P80"><text:tab/>bcopy((char*)server-&gt;h_addr,</text:p>
      <text:p text:style-name="P80"><text:tab/><text:tab/> <text:s/>(char*)&amp;serv_addr.sin_addr.s_addr,</text:p>
      <text:p text:style-name="P80"><text:tab/><text:tab/> <text:s/>server-&gt;h_length);</text:p>
      <text:p text:style-name="P80"/>
      <text:p text:style-name="P80"><text:tab/>serv_addr.sin_port = htons(port);</text:p>
      <text:p text:style-name="P80"><text:tab/>if (connect(clientSocket,</text:p>
      <text:p text:style-name="P80"><text:tab/><text:tab/><text:tab/><text:tab/>(struct sockaddr*) &amp;serv_addr,</text:p>
      <text:p text:style-name="P80"><text:tab/><text:tab/><text:tab/><text:tab/>sizeof(serv_addr)) &lt; 0)</text:p>
      <text:p text:style-name="P80"><text:tab/>{ error("ERROR connecting"); }</text:p>
      <text:p text:style-name="P80"/>
      <text:p text:style-name="P80"><text:tab/>return 0;</text:p>
      <text:p text:style-name="P80">}</text:p>
      <text:p text:style-name="P80"/>
      <text:p text:style-name="P80">void sendMessage(char* message) {</text:p>
      <text:p text:style-name="P80"><text:tab/>int sendStatus = write(clientSocket, message,</text:p>
      <text:p text:style-name="P80"><text:tab/><text:tab/><text:tab/><text:tab/><text:tab/><text:tab/> <text:s text:c="2"/>maxMessageSize);</text:p>
      <text:p text:style-name="P80"><text:tab/>if (sendStatus &lt; 0)</text:p>
      <text:p text:style-name="P80"><text:tab/>{ error("ERROR writing to socket"); }</text:p>
      <text:p text:style-name="P80">}</text:p>
      <text:p text:style-name="P80"/>
      <text:p text:style-name="P80">void closeClient() {</text:p>
      <text:p text:style-name="P80"><text:tab/>close(clientSocket);</text:p>
      <text:p text:style-name="P80">}</text:p>
      <text:p text:style-name="P36"><text:soft-page-break/><text:span text:style-name="T22">5</text:span>) Анализатор <text:span text:style-name="T24">сетевого шлюза</text:span>.</text:p>
      <text:p text:style-name="P32">Цель: <text:span text:style-name="T25">Анализ и обработка/вывод результата работы коллекции и сетевого шлюза.</text:span></text:p>
      <text:p text:style-name="P32">Как: <text:span text:style-name="T25">Композиция компонентов выше. </text:span></text:p>
      <text:p text:style-name="P32"/>
      <text:p text:style-name="P32">Проверка: <text:span text:style-name="T25">Запуск программы.</text:span></text:p>
      <text:p text:style-name="P32">Код:</text:p>
      <text:p text:style-name="P81">void initThread(pthread_t* thread, void* (*method)()) {</text:p>
      <text:p text:style-name="P81"><text:tab/>int err = pthread_create(thread, NULL, method, NULL);</text:p>
      <text:p text:style-name="P81"><text:tab/>if (err != 0)<text:tab/>{ printf("%s[%s]\n", "Can't create thread: ", strerror(err)); }</text:p>
      <text:p text:style-name="P81">}</text:p>
      <text:p text:style-name="P81"/>
      <text:p text:style-name="P81">void initClientServer(int port) {</text:p>
      <text:p text:style-name="P81"><text:tab/>void stClient() {</text:p>
      <text:p text:style-name="P81"><text:tab/><text:tab/>startClient(port);</text:p>
      <text:p text:style-name="P81"><text:tab/>}</text:p>
      <text:p text:style-name="P81"/>
      <text:p text:style-name="P81"><text:tab/>void stServer() {</text:p>
      <text:p text:style-name="P81"><text:tab/><text:tab/>startServer(port);</text:p>
      <text:p text:style-name="P81"><text:tab/>}</text:p>
      <text:p text:style-name="P81"/>
      <text:p text:style-name="P81"><text:tab/>pthread_t threadA;</text:p>
      <text:p text:style-name="P81"><text:tab/>pthread_t threadB;</text:p>
      <text:p text:style-name="P81"/>
      <text:p text:style-name="P81"><text:tab/>initThread(&amp;threadB, (void*) &amp;stServer);</text:p>
      <text:p text:style-name="P81"><text:tab/>initThread(&amp;threadA, (void*) &amp;stClient);</text:p>
      <text:p text:style-name="P81"/>
      <text:p text:style-name="P81"><text:tab/>pthread_join(threadB, NULL);</text:p>
      <text:p text:style-name="P81"><text:tab/>pthread_join(threadA, NULL);</text:p>
      <text:p text:style-name="P81"/>
      <text:p text:style-name="P81"><text:tab/>printf("%s%d\n",</text:p>
      <text:p text:style-name="P81"><text:tab/><text:tab/> <text:s text:c="2"/>"Client and server start on port: ", port);</text:p>
      <text:p text:style-name="P81"/>
      <text:p text:style-name="P81">}</text:p>
      <text:p text:style-name="P81"/>
      <text:p text:style-name="P81">#define SENDER_IS_DONE 1</text:p>
      <text:p text:style-name="P81">#define SENDER_ISNT_DONE -1</text:p>
      <text:p text:style-name="P81">unsigned char isDone = SENDER_ISNT_DONE;</text:p>
      <text:p text:style-name="P81">unsigned long receiveCount = 0;</text:p>
      <text:p text:style-name="P81">unsigned long sendCount = 0;</text:p>
      <text:p text:style-name="P81"/>
      <text:p text:style-name="P81">void threadSender() {</text:p>
      <text:p text:style-name="P81"><text:tab/>isDone = SENDER_ISNT_DONE;</text:p>
      <text:p text:style-name="P81"><text:tab/>sendCount = 0;</text:p>
      <text:p text:style-name="P81"><text:tab/>char messageToSend[MESSAGE_SIZE];</text:p>
      <text:p text:style-name="P81"/>
      <text:p text:style-name="P81"><text:tab/>//Отправить MESSAGE_COUNT_TO_SEND раз</text:p>
      <text:p text:style-name="P81"><text:tab/>while (sendCount &lt; MESSAGE_COUNT_TO_SEND) {</text:p>
      <text:p text:style-name="P81"><text:tab/><text:tab/>//Сформировать сообщение и отправить сообщение</text:p>
      <text:p text:style-name="P81"><text:tab/><text:tab/>generateMessage(messageToSend, sendCount + 1);</text:p>
      <text:p text:style-name="P81"><text:tab/><text:tab/>sendMessage(messageToSend);</text:p>
      <text:p text:style-name="P81"><text:tab/><text:tab/>sendCount++;</text:p>
      <text:p text:style-name="P81"><text:tab/>}</text:p>
      <text:p text:style-name="P81"/>
      <text:p text:style-name="P81"><text:tab/>printf("sendCount: %lu\n", sendCount);</text:p>
      <text:p text:style-name="P81"><text:tab/>isDone = SENDER_IS_DONE;</text:p>
      <text:p text:style-name="P81">}</text:p>
      <text:p text:style-name="P81"/>
      <text:p text:style-name="P81"><text:soft-page-break/>void threadReceiver() {</text:p>
      <text:p text:style-name="P81"><text:tab/>char messageToReceive[MESSAGE_SIZE];</text:p>
      <text:p text:style-name="P81"><text:tab/>receiveCount = 0;</text:p>
      <text:p text:style-name="P81"><text:tab/></text:p>
      <text:p text:style-name="P81"><text:tab/>//Пока клиент не закончил отправлять пакеты ИЛИ мы не все приняли, обрабатываем</text:p>
      <text:p text:style-name="P81"><text:tab/>while (receiveCount &lt; sendCount || SENDER_IS_DONE != isDone) {</text:p>
      <text:p text:style-name="P81"><text:tab/><text:tab/>readMessage(messageToReceive);</text:p>
      <text:p text:style-name="P81"><text:tab/><text:tab/>handleMessage(messageToReceive);</text:p>
      <text:p text:style-name="P81"><text:tab/><text:tab/>receiveCount++;</text:p>
      <text:p text:style-name="P81"><text:tab/>}</text:p>
      <text:p text:style-name="P81"/>
      <text:p text:style-name="P81"><text:tab/>printf("receiveCount: %lu\n", receiveCount);</text:p>
      <text:p text:style-name="P81">}</text:p>
      <text:p text:style-name="P81"/>
      <text:p text:style-name="P81">void startAnalyzer() {</text:p>
      <text:p text:style-name="P81"><text:tab/>pthread_t threadA;</text:p>
      <text:p text:style-name="P81"><text:tab/>pthread_t threadB;</text:p>
      <text:p text:style-name="P81"/>
      <text:p text:style-name="P81"><text:tab/>initThread(&amp;threadB, (void*) &amp;threadReceiver);</text:p>
      <text:p text:style-name="P81"><text:tab/>initThread(&amp;threadA, (void*) &amp;threadSender);</text:p>
      <text:p text:style-name="P81"/>
      <text:p text:style-name="P81"><text:tab/>pthread_join(threadA, NULL);</text:p>
      <text:p text:style-name="P81"><text:tab/>pthread_join(threadB, NULL);</text:p>
      <text:p text:style-name="P81"/>
      <text:p text:style-name="P81"><text:tab/>closeClient();</text:p>
      <text:p text:style-name="P81"><text:tab/>closeServer();</text:p>
      <text:p text:style-name="P81">}</text:p>
      <text:p text:style-name="P81"/>
      <text:p text:style-name="P81">void startForCollection(char (*find)(Key* key), char (*insert)(Key* key), char (*alter)(Key* source,</text:p>
      <text:p text:style-name="P81"><text:tab/><text:tab/><text:tab/><text:tab/><text:tab/><text:tab/>Key* target), char (*initCollection)(int size), char* collectionName) {</text:p>
      <text:p text:style-name="P81"><text:tab/>Collection collection = {find, insert, alter, initCollection};</text:p>
      <text:p text:style-name="P81"/>
      <text:p text:style-name="P81"><text:tab/>if (HASH_TABLE_INIT_FAIL == collection.initCollection(TRANSMITTERS_COUNT)) { printf("%s", "Can't init collection\n"); exit(-1);}</text:p>
      <text:p text:style-name="P81"/>
      <text:p text:style-name="P81"/>
      <text:p text:style-name="P81"><text:tab/>printf("%s", "&lt;&lt;&lt;&lt;Reinit block&gt;&gt;&gt;&gt;\n");</text:p>
      <text:p text:style-name="P81"><text:tab/>reset();</text:p>
      <text:p text:style-name="P81"><text:tab/>initTransmitters();</text:p>
      <text:p text:style-name="P81"/>
      <text:p text:style-name="P81"><text:tab/>Key* transmitters = getTransmitters();</text:p>
      <text:p text:style-name="P81"><text:tab/>int index = 0;</text:p>
      <text:p text:style-name="P81"/>
      <text:p text:style-name="P81"><text:tab/>for (; index &lt; TRANSMITTERS_COUNT; index++) {</text:p>
      <text:p text:style-name="P81"><text:tab/><text:tab/>if (INSERT_FAIL == collection.insert(&amp;transmitters[index])) { printf("%s", "\nInit insert error!\n"); }</text:p>
      <text:p text:style-name="P81"><text:tab/>}</text:p>
      <text:p text:style-name="P81"/>
      <text:p text:style-name="P81"><text:tab/>initClientServer(2500);</text:p>
      <text:p text:style-name="P81"><text:tab/>initMessageHandlerCollection(&amp;collection);</text:p>
      <text:p text:style-name="P81"/>
      <text:p text:style-name="P81"><text:tab/>startAnalyzer();</text:p>
      <text:p text:style-name="P81"><text:tab/>show(collectionName);</text:p>
      <text:p text:style-name="P81">}</text:p>
      <text:p text:style-name="P81"/>
      <text:p text:style-name="P81">void start() {</text:p>
      <text:p text:style-name="P81"><text:tab/>setFileLoggerOutput();</text:p>
      <text:p text:style-name="P81"><text:soft-page-break/></text:p>
      <text:p text:style-name="P81"><text:tab/>printf("%s", "\n&lt;&lt;&lt;&lt;&lt;HASH TABLE&gt;&gt;&gt;&gt;&gt;\n");</text:p>
      <text:p text:style-name="P81"><text:tab/>startForCollection(&amp;findHashTable, &amp;insertHashTable, &amp;alterHashTable, &amp;initHashTable, "Hash");</text:p>
      <text:p text:style-name="P81"/>
      <text:p text:style-name="P81"><text:tab/>printf("%s", "\n&lt;&lt;&lt;&lt;&lt;AVL TREE&gt;&gt;&gt;&gt;&gt;\n");</text:p>
      <text:p text:style-name="P81"><text:tab/>startForCollection(&amp;findAVLTree, &amp;insertAVLTree, &amp;alterAVLTree, &amp;initAVLTree, "AVL");</text:p>
      <text:p text:style-name="P81"/>
      <text:p text:style-name="P81"><text:tab/>printf("%s", "\n&lt;&lt;&lt;&lt;&lt;B TREE&gt;&gt;&gt;&gt;&gt;\n");</text:p>
      <text:p text:style-name="P81"><text:tab/>startForCollection(&amp;findBTree, &amp;insertBTree, &amp;alterBTree, &amp;initBTree, "BI");</text:p>
      <text:p text:style-name="P81">}</text:p>
      <text:p text:style-name="P81"/>
      <text:p text:style-name="P41">Результат работы анализатора: </text:p>
      <text:p text:style-name="P43">Флагах O3 – макс оптимизация компилятора.</text:p>
      <text:p text:style-name="P52">#define TRANSMITTERS_COUNT 10000</text:p>
      <text:p text:style-name="P52">#define MESSAGE_SIZE 13</text:p>
      <text:p text:style-name="P52">#define MESSAGE_COUNT_TO_SEND 300000</text:p>
      <text:p text:style-name="P52">#define TRANSMITTER_ALTER_THRESHOLD_VALUE 50</text:p>
      <text:p text:style-name="P52">#define MESSAGE_TYPE_REGULAR 1</text:p>
      <text:p text:style-name="P52">#define MESSAGE_TYPE_ALTER 2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(Мин/Сред/Макс) Количество</text:p>
          </table:table-cell>
          <table:table-cell table:style-name="Table2.A1" office:value-type="string">
            <text:p text:style-name="P5">Поиск</text:p>
          </table:table-cell>
          <table:table-cell table:style-name="Table2.C1" office:value-type="string">
            <text:p text:style-name="P5">Изменение</text:p>
          </table:table-cell>
        </table:table-row>
        <table:table-row>
          <table:table-cell table:style-name="Table2.A2" table:number-columns-spanned="3" office:value-type="string">
            <text:p text:style-name="P5">Флаг оптимизация уровено 0 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5">Хэш таблица</text:p>
          </table:table-cell>
          <table:table-cell table:style-name="Table2.A3" office:value-type="string">
            <text:p text:style-name="P5">(64, 120, 11058) 294000</text:p>
          </table:table-cell>
          <table:table-cell table:style-name="Table2.A2" office:value-type="string">
            <text:p text:style-name="P5"><text:s/>(93, 160, 2261) 6000</text:p>
          </table:table-cell>
        </table:table-row>
        <table:table-row>
          <table:table-cell table:style-name="Table2.A3" office:value-type="string">
            <text:p text:style-name="P5">АВЛ дерево</text:p>
          </table:table-cell>
          <table:table-cell table:style-name="Table2.A3" office:value-type="string">
            <text:p text:style-name="P5">(62, 407, 47041) 294000</text:p>
          </table:table-cell>
          <table:table-cell table:style-name="Table2.A2" office:value-type="string">
            <text:p text:style-name="P5">(1055, 2146, 15969) 6000</text:p>
          </table:table-cell>
        </table:table-row>
        <table:table-row>
          <table:table-cell table:style-name="Table2.A3" office:value-type="string">
            <text:p text:style-name="P5">Двоичное дерево</text:p>
          </table:table-cell>
          <table:table-cell table:style-name="Table2.A3" office:value-type="string">
            <text:p text:style-name="P5">(71, 380, 38613) 294000</text:p>
          </table:table-cell>
          <table:table-cell table:style-name="Table2.A2" office:value-type="string">
            <text:p text:style-name="P5">(514, 1035, 8599) 6000</text:p>
          </table:table-cell>
        </table:table-row>
        <table:table-row>
          <table:table-cell table:style-name="Table2.A2" table:number-columns-spanned="3" office:value-type="string">
            <text:p text:style-name="P6">Флаг оптимизация уровено <text:span text:style-name="T27">3</text:span>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5">Хэш таблица</text:p>
          </table:table-cell>
          <table:table-cell table:style-name="Table2.A3" office:value-type="string">
            <text:p text:style-name="P7">(41, 89, 31927) 294000</text:p>
          </table:table-cell>
          <table:table-cell table:style-name="Table2.A2" office:value-type="string">
            <text:p text:style-name="P7">(54, 110, 1579) 6000</text:p>
          </table:table-cell>
        </table:table-row>
        <table:table-row>
          <table:table-cell table:style-name="Table2.A3" office:value-type="string">
            <text:p text:style-name="P5">АВЛ дерево</text:p>
          </table:table-cell>
          <table:table-cell table:style-name="Table2.A3" office:value-type="string">
            <text:p text:style-name="P7">(44, 214, 62081) 294000</text:p>
          </table:table-cell>
          <table:table-cell table:style-name="Table2.A2" office:value-type="string">
            <text:p text:style-name="P7">(473, 844, 11904) 6000</text:p>
          </table:table-cell>
        </table:table-row>
        <table:table-row>
          <table:table-cell table:style-name="Table2.A3" office:value-type="string">
            <text:p text:style-name="P5">Двоичное дерево</text:p>
          </table:table-cell>
          <table:table-cell table:style-name="Table2.A3" office:value-type="string">
            <text:p text:style-name="P8">(45, 246, 22959) 294000</text:p>
          </table:table-cell>
          <table:table-cell table:style-name="Table2.A2" office:value-type="string">
            <text:p text:style-name="P8">(398, 845, 11869) 6000</text:p>
          </table:table-cell>
        </table:table-row>
      </table:table>
      <text:p text:style-name="P41"/>
      <text:p text:style-name="P53">Потребление памяти</text:p>
      <text:p text:style-name="P54">Хэш таблица:</text:p>
      <text:p text:style-name="P54"><text:span text:style-name="T26">TRANSMITTERS_COUNT * </text:span>sizeof(Key) = 60000</text:p>
      <text:p text:style-name="P54"><text:span text:style-name="T26">TRANSMITTERS_COUNT * </text:span>sizeof(LinkedListNode) = 80000</text:p>
      <text:p text:style-name="P54"><text:span text:style-name="T26">TRANSMITTERS_COUNT</text:span> * (размер указателя) = 80000</text:p>
      <text:p text:style-name="P54">Итог: 220000 байт</text:p>
      <text:p text:style-name="P54"/>
      <text:p text:style-name="P57">АВЛ дерево:</text:p>
      <text:p text:style-name="P55"><text:span text:style-name="T26">TRANSMITTERS_COUNT * </text:span>sizeof(Key) = 60000</text:p>
      <text:p text:style-name="P55"><text:span text:style-name="T26">TRANSMITTERS_COUNT * </text:span>sizeof(<text:span text:style-name="T28">AVL</text:span>Node) = <text:span text:style-name="T28">13</text:span>0000</text:p>
      <text:p text:style-name="P59">Итог: 190000 байт</text:p>
      <text:p text:style-name="P59"/>
      <text:p text:style-name="P58">АВЛ дерево:</text:p>
      <text:p text:style-name="P56"><text:span text:style-name="T26">TRANSMITTERS_COUNT * </text:span>sizeof(Key) = 60000</text:p>
      <text:p text:style-name="P56"><text:span text:style-name="T26">TRANSMITTERS_COUNT * </text:span>sizeof(<text:span text:style-name="T29">B</text:span>Node) = <text:span text:style-name="T28">12</text:span>0000</text:p>
      <text:p text:style-name="P60">Итог: 1<text:span text:style-name="T29">8</text:span>0000 бай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20:55:04.687435300</meta:creation-date>
    <meta:editing-duration>P11DT14H5M21S</meta:editing-duration>
    <meta:generator>LibreOffice/4.2.7.2$Linux_X86_64 LibreOffice_project/420m0$Build-2</meta:generator>
    <dc:date>2014-12-30T12:56:53.568173634</dc:date>
    <meta:editing-cycles>64</meta:editing-cycles>
    <meta:document-statistic meta:table-count="2" meta:image-count="0" meta:object-count="0" meta:page-count="27" meta:paragraph-count="1182" meta:word-count="4322" meta:character-count="35193" meta:non-whitespace-character-count="30687"/>
  </office:meta>
</office:document-meta>
</file>